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3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6.5pt" style:font-size-asian="6.5pt" style:font-size-complex="6.5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2.5pt" style:font-size-asian="12.5pt" style:font-size-complex="12.5pt"/>
    </style:style>
    <style:style style:name="P8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9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T1" style:family="text">
      <style:text-properties fo:color="#000000" loext:opacity="100%" style:font-name="Times New Roman1" fo:font-size="12pt" fo:font-weight="bold" style:font-size-asian="12pt" style:font-name-complex="Times New Roman1" style:font-size-complex="12pt" style:font-weight-complex="bold"/>
    </style:style>
    <style:style style:name="T2" style:family="text">
      <style:text-properties fo:color="#000000" loext:opacity="100%" style:font-name="Times New Roman1" fo:font-size="10.1000003814697pt" fo:font-weight="bold" style:font-size-asian="10.1000003814697pt" style:font-name-complex="Times New Roman1" style:font-size-complex="10.1000003814697pt" style:font-weight-complex="bold"/>
    </style:style>
    <style:style style:name="T3" style:family="text">
      <style:text-properties fo:color="#000000" loext:opacity="100%" style:font-name="Times New Roman1" fo:font-size="6.5pt" fo:font-weight="bold" style:font-size-asian="6.5pt" style:font-name-complex="Times New Roman1" style:font-size-complex="6.5pt" style:font-weight-complex="bold"/>
    </style:style>
    <style:style style:name="T4" style:family="text">
      <style:text-properties fo:color="#000000" loext:opacity="100%" style:font-name="Times New Roman1" fo:font-size="11.1000003814697pt" style:font-size-asian="11.1000003814697pt" style:font-name-complex="Times New Roman1" style:font-size-complex="11.1000003814697pt"/>
    </style:style>
    <style:style style:name="T5" style:family="text">
      <style:text-properties fo:color="#000000" loext:opacity="100%" style:font-name="Times New Roman1" fo:font-size="12.5pt" fo:font-weight="bold" style:font-size-asian="12.5pt" style:font-name-complex="Times New Roman1" style:font-size-complex="12.5pt" style:font-weight-complex="bold"/>
    </style:style>
    <style:style style:name="T6" style:family="text">
      <style:text-properties fo:color="#2c2828" loext:opacity="100%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7" style:family="text">
      <style:text-properties fo:color="#000000" loext:opacity="100%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8" style:family="text">
      <style:text-properties fo:color="#000000" loext:opacity="100%" style:font-name="Times New Roman1" fo:font-size="10.6000003814697pt" fo:font-weight="bold" style:font-size-asian="10.6000003814697pt" style:font-name-complex="Times New Roman1" style:font-size-complex="10.6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116cm" svg:height="0.941cm" svg:x="7.891cm" svg:y="2.46cm">
          <draw:text-box>
            <text:p text:style-name="P1"><text:span text:style-name="T1"><text:s text:c="4"/></text:span><text:span text:style-name="T1">Project </text:span><text:span text:style-name="T1">Planning </text:span><text:span text:style-name="T1">Phase</text:span></text:p>
            <text:p text:style-name="P1"><text:span text:style-name="T1"><text:s/></text:span><text:span text:style-name="T1">Milestone </text:span><text:span text:style-name="T1">and Activity </text:span><text:span text:style-name="T1">List </text:span></text:p>
          </draw:text-box>
        </draw:frame>
        <draw:frame draw:style-name="gr2" draw:text-style-name="P3" draw:layer="layout" svg:width="0.355cm" svg:height="0.395cm" svg:x="1.593cm" svg:y="2.98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228cm" svg:height="0.255cm" svg:x="1.593cm" svg:y="3.39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36cm" svg:height="0.433cm" svg:x="1.804cm" svg:y="3.692cm">
          <draw:text-box>
            <text:p text:style-name="P1"><text:span text:style-name="T4">Date </text:span></text:p>
          </draw:text-box>
        </draw:frame>
        <draw:polygon draw:style-name="gr5" draw:text-style-name="P6" draw:layer="layout" svg:width="0.017cm" svg:height="0.017cm" svg:x="1.795cm" svg:y="3.649cm" svg:viewBox="0 0 18 18" draw:points="0,18 18,18 18,0 0,0">
          <text:p/>
        </draw:polygon>
        <draw:polygon draw:style-name="gr5" draw:text-style-name="P6" draw:layer="layout" svg:width="0.017cm" svg:height="0.017cm" svg:x="1.795cm" svg:y="3.649cm" svg:viewBox="0 0 18 18" draw:points="0,18 18,18 18,0 0,0">
          <text:p/>
        </draw:polygon>
        <draw:polygon draw:style-name="gr5" draw:text-style-name="P6" draw:layer="layout" svg:width="8.851cm" svg:height="0.017cm" svg:x="1.812cm" svg:y="3.649cm" svg:viewBox="0 0 8852 18" draw:points="0,18 8852,18 8852,0 0,0">
          <text:p/>
        </draw:polygon>
        <draw:polygon draw:style-name="gr5" draw:text-style-name="P6" draw:layer="layout" svg:width="0.018cm" svg:height="0.017cm" svg:x="10.663cm" svg:y="3.649cm" svg:viewBox="0 0 19 18" draw:points="0,18 19,18 19,0 0,0">
          <text:p/>
        </draw:polygon>
        <draw:polygon draw:style-name="gr5" draw:text-style-name="P6" draw:layer="layout" svg:width="8.953cm" svg:height="0.017cm" svg:x="10.68cm" svg:y="3.649cm" svg:viewBox="0 0 8954 18" draw:points="0,18 8954,18 8954,0 0,0">
          <text:p/>
        </draw:polygon>
        <draw:polygon draw:style-name="gr5" draw:text-style-name="P6" draw:layer="layout" svg:width="0.018cm" svg:height="0.017cm" svg:x="19.633cm" svg:y="3.649cm" svg:viewBox="0 0 19 18" draw:points="0,18 19,18 19,0 0,0">
          <text:p/>
        </draw:polygon>
        <draw:polygon draw:style-name="gr5" draw:text-style-name="P6" draw:layer="layout" svg:width="0.018cm" svg:height="0.017cm" svg:x="19.633cm" svg:y="3.649cm" svg:viewBox="0 0 19 18" draw:points="0,18 19,18 19,0 0,0">
          <text:p/>
        </draw:polygon>
        <draw:polygon draw:style-name="gr5" draw:text-style-name="P6" draw:layer="layout" svg:width="0.017cm" svg:height="0.662cm" svg:x="1.795cm" svg:y="3.666cm" svg:viewBox="0 0 18 663" draw:points="0,663 18,663 18,0 0,0">
          <text:p/>
        </draw:polygon>
        <draw:polygon draw:style-name="gr5" draw:text-style-name="P6" draw:layer="layout" svg:width="0.018cm" svg:height="0.662cm" svg:x="10.663cm" svg:y="3.666cm" svg:viewBox="0 0 19 663" draw:points="0,663 19,663 19,0 0,0">
          <text:p/>
        </draw:polygon>
        <draw:polygon draw:style-name="gr5" draw:text-style-name="P6" draw:layer="layout" svg:width="0.018cm" svg:height="0.662cm" svg:x="19.633cm" svg:y="3.666cm" svg:viewBox="0 0 19 663" draw:points="0,663 19,663 19,0 0,0">
          <text:p/>
        </draw:polygon>
        <draw:frame draw:style-name="gr4" draw:text-style-name="P5" draw:layer="layout" svg:width="3.109cm" svg:height="0.433cm" svg:x="10.892cm" svg:y="3.692cm">
          <draw:text-box>
            <text:p text:style-name="P1"><text:span text:style-name="T4">14 November 2022 </text:span></text:p>
          </draw:text-box>
        </draw:frame>
        <draw:frame draw:style-name="gr4" draw:text-style-name="P5" draw:layer="layout" svg:width="1.496cm" svg:height="0.433cm" svg:x="1.804cm" svg:y="4.379cm">
          <draw:text-box>
            <text:p text:style-name="P1"><text:span text:style-name="T4">Team ID </text:span></text:p>
          </draw:text-box>
        </draw:frame>
        <draw:polygon draw:style-name="gr5" draw:text-style-name="P6" draw:layer="layout" svg:width="0.017cm" svg:height="0.017cm" svg:x="1.795cm" svg:y="4.328cm" svg:viewBox="0 0 18 18" draw:points="0,18 18,18 18,0 0,0">
          <text:p/>
        </draw:polygon>
        <draw:polygon draw:style-name="gr5" draw:text-style-name="P6" draw:layer="layout" svg:width="8.851cm" svg:height="0.017cm" svg:x="1.812cm" svg:y="4.328cm" svg:viewBox="0 0 8852 18" draw:points="0,18 8852,18 8852,0 0,0">
          <text:p/>
        </draw:polygon>
        <draw:polygon draw:style-name="gr5" draw:text-style-name="P6" draw:layer="layout" svg:width="0.018cm" svg:height="0.017cm" svg:x="10.663cm" svg:y="4.328cm" svg:viewBox="0 0 19 18" draw:points="0,18 19,18 19,0 0,0">
          <text:p/>
        </draw:polygon>
        <draw:polygon draw:style-name="gr5" draw:text-style-name="P6" draw:layer="layout" svg:width="8.953cm" svg:height="0.017cm" svg:x="10.68cm" svg:y="4.328cm" svg:viewBox="0 0 8954 18" draw:points="0,18 8954,18 8954,0 0,0">
          <text:p/>
        </draw:polygon>
        <draw:polygon draw:style-name="gr5" draw:text-style-name="P6" draw:layer="layout" svg:width="0.018cm" svg:height="0.017cm" svg:x="19.633cm" svg:y="4.328cm" svg:viewBox="0 0 19 18" draw:points="0,18 19,18 19,0 0,0">
          <text:p/>
        </draw:polygon>
        <draw:polygon draw:style-name="gr5" draw:text-style-name="P6" draw:layer="layout" svg:width="0.017cm" svg:height="0.66cm" svg:x="1.795cm" svg:y="4.345cm" svg:viewBox="0 0 18 661" draw:points="0,661 18,661 18,0 0,0">
          <text:p/>
        </draw:polygon>
        <draw:polygon draw:style-name="gr5" draw:text-style-name="P6" draw:layer="layout" svg:width="0.018cm" svg:height="0.66cm" svg:x="10.663cm" svg:y="4.345cm" svg:viewBox="0 0 19 661" draw:points="0,661 19,661 19,0 0,0">
          <text:p/>
        </draw:polygon>
        <draw:polygon draw:style-name="gr5" draw:text-style-name="P6" draw:layer="layout" svg:width="0.018cm" svg:height="0.66cm" svg:x="19.633cm" svg:y="4.345cm" svg:viewBox="0 0 19 661" draw:points="0,661 19,661 19,0 0,0">
          <text:p/>
        </draw:polygon>
        <draw:frame draw:style-name="gr4" draw:text-style-name="P5" draw:layer="layout" svg:width="3.774cm" svg:height="0.433cm" svg:x="10.681cm" svg:y="4.379cm">
          <draw:text-box>
            <text:p text:style-name="P1"><text:span text:style-name="T4"><text:s text:c="2"/></text:span><text:span text:style-name="T4">PNT2022TMID34642 </text:span></text:p>
          </draw:text-box>
        </draw:frame>
        <draw:frame draw:style-name="gr4" draw:text-style-name="P5" draw:layer="layout" svg:width="2.237cm" svg:height="0.433cm" svg:x="1.804cm" svg:y="5.056cm">
          <draw:text-box>
            <text:p text:style-name="P1"><text:span text:style-name="T4">Project Name </text:span></text:p>
          </draw:text-box>
        </draw:frame>
        <draw:polygon draw:style-name="gr5" draw:text-style-name="P6" draw:layer="layout" svg:width="0.017cm" svg:height="0.017cm" svg:x="1.795cm" svg:y="5.005cm" svg:viewBox="0 0 18 18" draw:points="0,18 18,18 18,0 0,0">
          <text:p/>
        </draw:polygon>
        <draw:polygon draw:style-name="gr5" draw:text-style-name="P6" draw:layer="layout" svg:width="8.851cm" svg:height="0.017cm" svg:x="1.812cm" svg:y="5.005cm" svg:viewBox="0 0 8852 18" draw:points="0,18 8852,18 8852,0 0,0">
          <text:p/>
        </draw:polygon>
        <draw:polygon draw:style-name="gr5" draw:text-style-name="P6" draw:layer="layout" svg:width="0.018cm" svg:height="0.017cm" svg:x="10.663cm" svg:y="5.005cm" svg:viewBox="0 0 19 18" draw:points="0,18 19,18 19,0 0,0">
          <text:p/>
        </draw:polygon>
        <draw:polygon draw:style-name="gr5" draw:text-style-name="P6" draw:layer="layout" svg:width="8.953cm" svg:height="0.017cm" svg:x="10.68cm" svg:y="5.005cm" svg:viewBox="0 0 8954 18" draw:points="0,18 8954,18 8954,0 0,0">
          <text:p/>
        </draw:polygon>
        <draw:polygon draw:style-name="gr5" draw:text-style-name="P6" draw:layer="layout" svg:width="0.018cm" svg:height="0.017cm" svg:x="19.633cm" svg:y="5.005cm" svg:viewBox="0 0 19 18" draw:points="0,18 19,18 19,0 0,0">
          <text:p/>
        </draw:polygon>
        <draw:polygon draw:style-name="gr5" draw:text-style-name="P6" draw:layer="layout" svg:width="0.017cm" svg:height="0.796cm" svg:x="1.795cm" svg:y="5.022cm" svg:viewBox="0 0 18 797" draw:points="0,797 18,797 18,0 0,0">
          <text:p/>
        </draw:polygon>
        <draw:polygon draw:style-name="gr5" draw:text-style-name="P6" draw:layer="layout" svg:width="8.868cm" svg:height="0.025cm" svg:x="1.795cm" svg:y="5.818cm" svg:viewBox="0 0 8869 26" draw:points="0,26 8869,26 8869,0 0,0">
          <text:p/>
        </draw:polygon>
        <draw:polygon draw:style-name="gr5" draw:text-style-name="P6" draw:layer="layout" svg:width="0.018cm" svg:height="0.796cm" svg:x="10.663cm" svg:y="5.022cm" svg:viewBox="0 0 19 797" draw:points="0,797 19,797 19,0 0,0">
          <text:p/>
        </draw:polygon>
        <draw:polygon draw:style-name="gr5" draw:text-style-name="P6" draw:layer="layout" svg:width="0.026cm" svg:height="0.025cm" svg:x="10.663cm" svg:y="5.818cm" svg:viewBox="0 0 27 26" draw:points="0,26 27,26 27,0 0,0">
          <text:p/>
        </draw:polygon>
        <draw:polygon draw:style-name="gr5" draw:text-style-name="P6" draw:layer="layout" svg:width="8.944cm" svg:height="0.025cm" svg:x="10.689cm" svg:y="5.818cm" svg:viewBox="0 0 8945 26" draw:points="0,26 8945,26 8945,0 0,0">
          <text:p/>
        </draw:polygon>
        <draw:polygon draw:style-name="gr5" draw:text-style-name="P6" draw:layer="layout" svg:width="0.018cm" svg:height="0.796cm" svg:x="19.633cm" svg:y="5.022cm" svg:viewBox="0 0 19 797" draw:points="0,797 19,797 19,0 0,0">
          <text:p/>
        </draw:polygon>
        <draw:polygon draw:style-name="gr5" draw:text-style-name="P6" draw:layer="layout" svg:width="0.018cm" svg:height="0.025cm" svg:x="19.633cm" svg:y="5.818cm" svg:viewBox="0 0 19 26" draw:points="0,26 19,26 19,0 0,0">
          <text:p/>
        </draw:polygon>
        <draw:frame draw:style-name="gr4" draw:text-style-name="P5" draw:layer="layout" svg:width="4.202cm" svg:height="0.433cm" svg:x="10.681cm" svg:y="5.056cm">
          <draw:text-box>
            <text:p text:style-name="P1"><text:span text:style-name="T4"><text:s text:c="2"/></text:span><text:span text:style-name="T4">News tracker application </text:span></text:p>
          </draw:text-box>
        </draw:frame>
        <draw:frame draw:style-name="gr2" draw:text-style-name="P3" draw:layer="layout" svg:width="0.355cm" svg:height="0.395cm" svg:x="1.593cm" svg:y="5.8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5cm" svg:height="0.395cm" svg:x="1.593cm" svg:y="6.264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0.439cm" svg:height="0.488cm" svg:x="1.593cm" svg:y="6.67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.407cm" svg:height="0.471cm" svg:x="2.795cm" svg:y="7.305cm">
          <draw:text-box>
            <text:p text:style-name="P1"><text:span text:style-name="T1">TITLE </text:span></text:p>
          </draw:text-box>
        </draw:frame>
        <draw:frame draw:style-name="gr1" draw:text-style-name="P2" draw:layer="layout" svg:width="3.05cm" svg:height="0.471cm" svg:x="8.36cm" svg:y="7.305cm">
          <draw:text-box>
            <text:p text:style-name="P1"><text:span text:style-name="T1">DESCRIPTION </text:span></text:p>
          </draw:text-box>
        </draw:frame>
        <draw:polygon draw:style-name="gr5" draw:text-style-name="P6" draw:layer="layout" svg:width="0.017cm" svg:height="0.017cm" svg:x="2.566cm" svg:y="7.173cm" svg:viewBox="0 0 18 18" draw:points="0,18 18,18 18,0 0,0">
          <text:p/>
        </draw:polygon>
        <draw:polygon draw:style-name="gr5" draw:text-style-name="P6" draw:layer="layout" svg:width="0.017cm" svg:height="0.017cm" svg:x="2.566cm" svg:y="7.173cm" svg:viewBox="0 0 18 18" draw:points="0,18 18,18 18,0 0,0">
          <text:p/>
        </draw:polygon>
        <draw:polygon draw:style-name="gr5" draw:text-style-name="P6" draw:layer="layout" svg:width="5.556cm" svg:height="0.017cm" svg:x="2.583cm" svg:y="7.173cm" svg:viewBox="0 0 5557 18" draw:points="0,18 5557,18 5557,0 0,0">
          <text:p/>
        </draw:polygon>
        <draw:polygon draw:style-name="gr5" draw:text-style-name="P6" draw:layer="layout" svg:width="0.017cm" svg:height="0.017cm" svg:x="8.139cm" svg:y="7.173cm" svg:viewBox="0 0 18 18" draw:points="0,18 18,18 18,0 0,0">
          <text:p/>
        </draw:polygon>
        <draw:polygon draw:style-name="gr5" draw:text-style-name="P6" draw:layer="layout" svg:width="5.549cm" svg:height="0.017cm" svg:x="8.156cm" svg:y="7.173cm" svg:viewBox="0 0 5550 18" draw:points="0,18 5550,18 5550,0 0,0">
          <text:p/>
        </draw:polygon>
        <draw:polygon draw:style-name="gr5" draw:text-style-name="P6" draw:layer="layout" svg:width="0.016cm" svg:height="0.017cm" svg:x="13.705cm" svg:y="7.173cm" svg:viewBox="0 0 17 18" draw:points="0,18 17,18 17,0 0,0">
          <text:p/>
        </draw:polygon>
        <draw:polygon draw:style-name="gr5" draw:text-style-name="P6" draw:layer="layout" svg:width="5.556cm" svg:height="0.017cm" svg:x="13.721cm" svg:y="7.173cm" svg:viewBox="0 0 5557 18" draw:points="0,18 5557,18 5557,0 0,0">
          <text:p/>
        </draw:polygon>
        <draw:polygon draw:style-name="gr5" draw:text-style-name="P6" draw:layer="layout" svg:width="0.017cm" svg:height="0.017cm" svg:x="19.277cm" svg:y="7.173cm" svg:viewBox="0 0 18 18" draw:points="0,18 18,18 18,0 0,0">
          <text:p/>
        </draw:polygon>
        <draw:polygon draw:style-name="gr5" draw:text-style-name="P6" draw:layer="layout" svg:width="0.017cm" svg:height="0.017cm" svg:x="19.277cm" svg:y="7.173cm" svg:viewBox="0 0 18 18" draw:points="0,18 18,18 18,0 0,0">
          <text:p/>
        </draw:polygon>
        <draw:polygon draw:style-name="gr5" draw:text-style-name="P6" draw:layer="layout" svg:width="0.017cm" svg:height="0.703cm" svg:x="2.566cm" svg:y="7.19cm" svg:viewBox="0 0 18 704" draw:points="0,704 18,704 18,0 0,0">
          <text:p/>
        </draw:polygon>
        <draw:polygon draw:style-name="gr5" draw:text-style-name="P6" draw:layer="layout" svg:width="0.017cm" svg:height="0.703cm" svg:x="8.139cm" svg:y="7.19cm" svg:viewBox="0 0 18 704" draw:points="0,704 18,704 18,0 0,0">
          <text:p/>
        </draw:polygon>
        <draw:polygon draw:style-name="gr5" draw:text-style-name="P6" draw:layer="layout" svg:width="0.016cm" svg:height="0.703cm" svg:x="13.705cm" svg:y="7.19cm" svg:viewBox="0 0 17 704" draw:points="0,704 17,704 17,0 0,0">
          <text:p/>
        </draw:polygon>
        <draw:polygon draw:style-name="gr5" draw:text-style-name="P6" draw:layer="layout" svg:width="0.017cm" svg:height="0.703cm" svg:x="19.277cm" svg:y="7.19cm" svg:viewBox="0 0 18 704" draw:points="0,704 18,704 18,0 0,0">
          <text:p/>
        </draw:polygon>
        <draw:frame draw:style-name="gr1" draw:text-style-name="P2" draw:layer="layout" svg:width="1.285cm" svg:height="0.471cm" svg:x="13.951cm" svg:y="7.305cm">
          <draw:text-box>
            <text:p text:style-name="P1"><text:span text:style-name="T1">DATE </text:span></text:p>
          </draw:text-box>
        </draw:frame>
        <draw:frame draw:style-name="gr4" draw:text-style-name="P5" draw:layer="layout" svg:width="3.524cm" svg:height="0.433cm" svg:x="2.795cm" svg:y="7.995cm">
          <draw:text-box>
            <text:p text:style-name="P1"><text:span text:style-name="T6">Literature Survey &amp; </text:span></text:p>
          </draw:text-box>
        </draw:frame>
        <draw:frame draw:style-name="gr4" draw:text-style-name="P5" draw:layer="layout" svg:width="3.951cm" svg:height="0.433cm" svg:x="2.795cm" svg:y="8.461cm">
          <draw:text-box>
            <text:p text:style-name="P1"><text:span text:style-name="T6">Information Gathering</text:span><text:span text:style-name="T7"> </text:span></text:p>
          </draw:text-box>
        </draw:frame>
        <draw:frame draw:style-name="gr7" draw:text-style-name="P8" draw:layer="layout" svg:width="3.846cm" svg:height="0.433cm" svg:x="8.174cm" svg:y="8.012cm">
          <draw:text-box>
            <text:p text:style-name="P1"><text:span text:style-name="T4"><text:s/></text:span><text:span text:style-name="T4">Literature survey on the </text:span></text:p>
          </draw:text-box>
        </draw:frame>
        <draw:frame draw:style-name="gr4" draw:text-style-name="P5" draw:layer="layout" svg:width="2.948cm" svg:height="0.433cm" svg:x="8.274cm" svg:y="8.495cm">
          <draw:text-box>
            <text:p text:style-name="P1"><text:span text:style-name="T4">selected project &amp; </text:span></text:p>
          </draw:text-box>
        </draw:frame>
        <draw:frame draw:style-name="gr4" draw:text-style-name="P5" draw:layer="layout" svg:width="4.108cm" svg:height="0.433cm" svg:x="8.174cm" svg:y="8.969cm">
          <draw:text-box>
            <text:p text:style-name="P1"><text:span text:style-name="T4"><text:s/></text:span><text:span text:style-name="T4">gathering information by </text:span></text:p>
          </draw:text-box>
        </draw:frame>
        <draw:frame draw:style-name="gr4" draw:text-style-name="P5" draw:layer="layout" svg:width="3.752cm" svg:height="0.433cm" svg:x="8.174cm" svg:y="9.451cm">
          <draw:text-box>
            <text:p text:style-name="P1"><text:span text:style-name="T4"><text:s/></text:span><text:span text:style-name="T4">referring the, technical </text:span></text:p>
          </draw:text-box>
        </draw:frame>
        <draw:frame draw:style-name="gr4" draw:text-style-name="P5" draw:layer="layout" svg:width="2.618cm" svg:height="0.433cm" svg:x="8.274cm" svg:y="9.935cm">
          <draw:text-box>
            <text:p text:style-name="P1"><text:span text:style-name="T4">papers, research </text:span></text:p>
          </draw:text-box>
        </draw:frame>
        <draw:frame draw:style-name="gr4" draw:text-style-name="P5" draw:layer="layout" svg:width="2.762cm" svg:height="0.433cm" svg:x="8.174cm" svg:y="10.418cm">
          <draw:text-box>
            <text:p text:style-name="P1"><text:span text:style-name="T4"><text:s/></text:span><text:span text:style-name="T4">publications etc. </text:span></text:p>
          </draw:text-box>
        </draw:frame>
        <draw:polygon draw:style-name="gr5" draw:text-style-name="P6" draw:layer="layout" svg:width="0.017cm" svg:height="0.017cm" svg:x="2.566cm" svg:y="7.893cm" svg:viewBox="0 0 18 18" draw:points="0,18 18,18 18,0 0,0">
          <text:p/>
        </draw:polygon>
        <draw:polygon draw:style-name="gr5" draw:text-style-name="P6" draw:layer="layout" svg:width="5.556cm" svg:height="0.017cm" svg:x="2.583cm" svg:y="7.893cm" svg:viewBox="0 0 5557 18" draw:points="0,18 5557,18 5557,0 0,0">
          <text:p/>
        </draw:polygon>
        <draw:polygon draw:style-name="gr5" draw:text-style-name="P6" draw:layer="layout" svg:width="0.017cm" svg:height="0.017cm" svg:x="8.139cm" svg:y="7.893cm" svg:viewBox="0 0 18 18" draw:points="0,18 18,18 18,0 0,0">
          <text:p/>
        </draw:polygon>
        <draw:polygon draw:style-name="gr5" draw:text-style-name="P6" draw:layer="layout" svg:width="5.549cm" svg:height="0.017cm" svg:x="8.156cm" svg:y="7.893cm" svg:viewBox="0 0 5550 18" draw:points="0,18 5550,18 5550,0 0,0">
          <text:p/>
        </draw:polygon>
        <draw:polygon draw:style-name="gr5" draw:text-style-name="P6" draw:layer="layout" svg:width="0.016cm" svg:height="0.017cm" svg:x="13.705cm" svg:y="7.893cm" svg:viewBox="0 0 17 18" draw:points="0,18 17,18 17,0 0,0">
          <text:p/>
        </draw:polygon>
        <draw:polygon draw:style-name="gr5" draw:text-style-name="P6" draw:layer="layout" svg:width="5.556cm" svg:height="0.017cm" svg:x="13.721cm" svg:y="7.893cm" svg:viewBox="0 0 5557 18" draw:points="0,18 5557,18 5557,0 0,0">
          <text:p/>
        </draw:polygon>
        <draw:polygon draw:style-name="gr5" draw:text-style-name="P6" draw:layer="layout" svg:width="0.017cm" svg:height="0.017cm" svg:x="19.277cm" svg:y="7.893cm" svg:viewBox="0 0 18 18" draw:points="0,18 18,18 18,0 0,0">
          <text:p/>
        </draw:polygon>
        <draw:polygon draw:style-name="gr5" draw:text-style-name="P6" draw:layer="layout" svg:width="0.017cm" svg:height="3.04cm" svg:x="2.566cm" svg:y="7.91cm" svg:viewBox="0 0 18 3041" draw:points="0,3041 18,3041 18,0 0,0">
          <text:p/>
        </draw:polygon>
        <draw:polygon draw:style-name="gr5" draw:text-style-name="P6" draw:layer="layout" svg:width="0.017cm" svg:height="3.04cm" svg:x="8.139cm" svg:y="7.91cm" svg:viewBox="0 0 18 3041" draw:points="0,3041 18,3041 18,0 0,0">
          <text:p/>
        </draw:polygon>
        <draw:polygon draw:style-name="gr5" draw:text-style-name="P6" draw:layer="layout" svg:width="0.016cm" svg:height="3.04cm" svg:x="13.705cm" svg:y="7.91cm" svg:viewBox="0 0 17 3041" draw:points="0,3041 17,3041 17,0 0,0">
          <text:p/>
        </draw:polygon>
        <draw:polygon draw:style-name="gr5" draw:text-style-name="P6" draw:layer="layout" svg:width="0.017cm" svg:height="3.04cm" svg:x="19.277cm" svg:y="7.91cm" svg:viewBox="0 0 18 3041" draw:points="0,3041 18,3041 18,0 0,0">
          <text:p/>
        </draw:polygon>
        <draw:frame draw:style-name="gr4" draw:text-style-name="P5" draw:layer="layout" svg:width="3.27cm" svg:height="0.433cm" svg:x="13.951cm" svg:y="7.995cm">
          <draw:text-box>
            <text:p text:style-name="P1"><text:span text:style-name="T4">10 OCTOBER 2022 </text:span></text:p>
          </draw:text-box>
        </draw:frame>
        <draw:frame draw:style-name="gr4" draw:text-style-name="P5" draw:layer="layout" svg:width="3.951cm" svg:height="0.433cm" svg:x="2.795cm" svg:y="11.053cm">
          <draw:text-box>
            <text:p text:style-name="P1"><text:span text:style-name="T6">Prepare Empathy Map</text:span><text:span text:style-name="T7"> </text:span></text:p>
          </draw:text-box>
        </draw:frame>
        <draw:frame draw:style-name="gr4" draw:text-style-name="P5" draw:layer="layout" svg:width="3.613cm" svg:height="0.433cm" svg:x="8.36cm" svg:y="11.061cm">
          <draw:text-box>
            <text:p text:style-name="P1"><text:span text:style-name="T4">Prepare Empathy Map </text:span></text:p>
          </draw:text-box>
        </draw:frame>
        <draw:frame draw:style-name="gr4" draw:text-style-name="P5" draw:layer="layout" svg:width="4.223cm" svg:height="0.433cm" svg:x="8.36cm" svg:y="11.544cm">
          <draw:text-box>
            <text:p text:style-name="P1"><text:span text:style-name="T4">Canvas to capture the user </text:span></text:p>
          </draw:text-box>
        </draw:frame>
        <draw:frame draw:style-name="gr4" draw:text-style-name="P5" draw:layer="layout" svg:width="4.748cm" svg:height="0.433cm" svg:x="8.36cm" svg:y="12.026cm">
          <draw:text-box>
            <text:p text:style-name="P1"><text:span text:style-name="T4">Pains &amp; Gains, Prepare list of </text:span></text:p>
          </draw:text-box>
        </draw:frame>
        <draw:frame draw:style-name="gr4" draw:text-style-name="P5" draw:layer="layout" svg:width="3.156cm" svg:height="0.433cm" svg:x="8.36cm" svg:y="12.509cm">
          <draw:text-box>
            <text:p text:style-name="P1"><text:span text:style-name="T4">problem statements </text:span></text:p>
          </draw:text-box>
        </draw:frame>
        <draw:polygon draw:style-name="gr5" draw:text-style-name="P6" draw:layer="layout" svg:width="0.017cm" svg:height="0.017cm" svg:x="2.566cm" svg:y="10.95cm" svg:viewBox="0 0 18 18" draw:points="0,18 18,18 18,0 0,0">
          <text:p/>
        </draw:polygon>
        <draw:polygon draw:style-name="gr5" draw:text-style-name="P6" draw:layer="layout" svg:width="5.556cm" svg:height="0.017cm" svg:x="2.583cm" svg:y="10.95cm" svg:viewBox="0 0 5557 18" draw:points="0,18 5557,18 5557,0 0,0">
          <text:p/>
        </draw:polygon>
        <draw:polygon draw:style-name="gr5" draw:text-style-name="P6" draw:layer="layout" svg:width="0.017cm" svg:height="0.017cm" svg:x="8.139cm" svg:y="10.95cm" svg:viewBox="0 0 18 18" draw:points="0,18 18,18 18,0 0,0">
          <text:p/>
        </draw:polygon>
        <draw:polygon draw:style-name="gr5" draw:text-style-name="P6" draw:layer="layout" svg:width="5.549cm" svg:height="0.017cm" svg:x="8.156cm" svg:y="10.95cm" svg:viewBox="0 0 5550 18" draw:points="0,18 5550,18 5550,0 0,0">
          <text:p/>
        </draw:polygon>
        <draw:polygon draw:style-name="gr5" draw:text-style-name="P6" draw:layer="layout" svg:width="0.016cm" svg:height="0.017cm" svg:x="13.705cm" svg:y="10.95cm" svg:viewBox="0 0 17 18" draw:points="0,18 17,18 17,0 0,0">
          <text:p/>
        </draw:polygon>
        <draw:polygon draw:style-name="gr5" draw:text-style-name="P6" draw:layer="layout" svg:width="5.556cm" svg:height="0.017cm" svg:x="13.721cm" svg:y="10.95cm" svg:viewBox="0 0 5557 18" draw:points="0,18 5557,18 5557,0 0,0">
          <text:p/>
        </draw:polygon>
        <draw:polygon draw:style-name="gr5" draw:text-style-name="P6" draw:layer="layout" svg:width="0.017cm" svg:height="0.017cm" svg:x="19.277cm" svg:y="10.95cm" svg:viewBox="0 0 18 18" draw:points="0,18 18,18 18,0 0,0">
          <text:p/>
        </draw:polygon>
        <draw:polygon draw:style-name="gr5" draw:text-style-name="P6" draw:layer="layout" svg:width="0.017cm" svg:height="2.6cm" svg:x="2.566cm" svg:y="10.967cm" svg:viewBox="0 0 18 2601" draw:points="0,2601 18,2601 18,0 0,0">
          <text:p/>
        </draw:polygon>
        <draw:polygon draw:style-name="gr5" draw:text-style-name="P6" draw:layer="layout" svg:width="0.017cm" svg:height="2.6cm" svg:x="8.139cm" svg:y="10.967cm" svg:viewBox="0 0 18 2601" draw:points="0,2601 18,2601 18,0 0,0">
          <text:p/>
        </draw:polygon>
        <draw:polygon draw:style-name="gr5" draw:text-style-name="P6" draw:layer="layout" svg:width="0.016cm" svg:height="2.6cm" svg:x="13.705cm" svg:y="10.967cm" svg:viewBox="0 0 17 2601" draw:points="0,2601 17,2601 17,0 0,0">
          <text:p/>
        </draw:polygon>
        <draw:polygon draw:style-name="gr5" draw:text-style-name="P6" draw:layer="layout" svg:width="0.017cm" svg:height="2.6cm" svg:x="19.277cm" svg:y="10.967cm" svg:viewBox="0 0 18 2601" draw:points="0,2601 18,2601 18,0 0,0">
          <text:p/>
        </draw:polygon>
        <draw:frame draw:style-name="gr4" draw:text-style-name="P5" draw:layer="layout" svg:width="3.27cm" svg:height="0.433cm" svg:x="13.951cm" svg:y="11.061cm">
          <draw:text-box>
            <text:p text:style-name="P1"><text:span text:style-name="T4">16 OCTOBER </text:span><text:span text:style-name="T4">2022 </text:span></text:p>
          </draw:text-box>
        </draw:frame>
        <draw:frame draw:style-name="gr4" draw:text-style-name="P5" draw:layer="layout" svg:width="1.488cm" svg:height="0.433cm" svg:x="2.795cm" svg:y="13.67cm">
          <draw:text-box>
            <text:p text:style-name="P1"><text:span text:style-name="T6">Ideation</text:span><text:span text:style-name="T7"> </text:span></text:p>
          </draw:text-box>
        </draw:frame>
        <draw:frame draw:style-name="gr4" draw:text-style-name="P5" draw:layer="layout" svg:width="4.117cm" svg:height="0.433cm" svg:x="8.36cm" svg:y="13.678cm">
          <draw:text-box>
            <text:p text:style-name="P1"><text:span text:style-name="T4">List the by organizing </text:span><text:span text:style-name="T4">the </text:span></text:p>
          </draw:text-box>
        </draw:frame>
        <draw:frame draw:style-name="gr4" draw:text-style-name="P5" draw:layer="layout" svg:width="4.185cm" svg:height="0.433cm" svg:x="8.36cm" svg:y="14.118cm">
          <draw:text-box>
            <text:p text:style-name="P1"><text:span text:style-name="T4">brainstorming </text:span><text:span text:style-name="T4">session and </text:span></text:p>
          </draw:text-box>
        </draw:frame>
        <draw:frame draw:style-name="gr4" draw:text-style-name="P5" draw:layer="layout" svg:width="3.905cm" svg:height="0.433cm" svg:x="8.36cm" svg:y="14.567cm">
          <draw:text-box>
            <text:p text:style-name="P1"><text:span text:style-name="T4">prioritize the top 3 ideas </text:span></text:p>
          </draw:text-box>
        </draw:frame>
        <draw:frame draw:style-name="gr4" draw:text-style-name="P5" draw:layer="layout" svg:width="4.121cm" svg:height="0.433cm" svg:x="8.36cm" svg:y="15.016cm">
          <draw:text-box>
            <text:p text:style-name="P1"><text:span text:style-name="T4">based on the </text:span><text:span text:style-name="T4">feasibility &amp; </text:span></text:p>
          </draw:text-box>
        </draw:frame>
        <draw:frame draw:style-name="gr4" draw:text-style-name="P5" draw:layer="layout" svg:width="1.958cm" svg:height="0.433cm" svg:x="8.36cm" svg:y="15.456cm">
          <draw:text-box>
            <text:p text:style-name="P1"><text:span text:style-name="T4">importance. </text:span></text:p>
          </draw:text-box>
        </draw:frame>
        <draw:polygon draw:style-name="gr5" draw:text-style-name="P6" draw:layer="layout" svg:width="0.017cm" svg:height="0.017cm" svg:x="2.566cm" svg:y="13.567cm" svg:viewBox="0 0 18 18" draw:points="0,18 18,18 18,0 0,0">
          <text:p/>
        </draw:polygon>
        <draw:polygon draw:style-name="gr5" draw:text-style-name="P6" draw:layer="layout" svg:width="5.556cm" svg:height="0.017cm" svg:x="2.583cm" svg:y="13.567cm" svg:viewBox="0 0 5557 18" draw:points="0,18 5557,18 5557,0 0,0">
          <text:p/>
        </draw:polygon>
        <draw:polygon draw:style-name="gr5" draw:text-style-name="P6" draw:layer="layout" svg:width="0.017cm" svg:height="0.017cm" svg:x="8.139cm" svg:y="13.567cm" svg:viewBox="0 0 18 18" draw:points="0,18 18,18 18,0 0,0">
          <text:p/>
        </draw:polygon>
        <draw:polygon draw:style-name="gr5" draw:text-style-name="P6" draw:layer="layout" svg:width="5.549cm" svg:height="0.017cm" svg:x="8.156cm" svg:y="13.567cm" svg:viewBox="0 0 5550 18" draw:points="0,18 5550,18 5550,0 0,0">
          <text:p/>
        </draw:polygon>
        <draw:polygon draw:style-name="gr5" draw:text-style-name="P6" draw:layer="layout" svg:width="0.016cm" svg:height="0.017cm" svg:x="13.705cm" svg:y="13.567cm" svg:viewBox="0 0 17 18" draw:points="0,18 17,18 17,0 0,0">
          <text:p/>
        </draw:polygon>
        <draw:polygon draw:style-name="gr5" draw:text-style-name="P6" draw:layer="layout" svg:width="5.556cm" svg:height="0.017cm" svg:x="13.721cm" svg:y="13.567cm" svg:viewBox="0 0 5557 18" draw:points="0,18 5557,18 5557,0 0,0">
          <text:p/>
        </draw:polygon>
        <draw:polygon draw:style-name="gr5" draw:text-style-name="P6" draw:layer="layout" svg:width="0.017cm" svg:height="0.017cm" svg:x="19.277cm" svg:y="13.567cm" svg:viewBox="0 0 18 18" draw:points="0,18 18,18 18,0 0,0">
          <text:p/>
        </draw:polygon>
        <draw:polygon draw:style-name="gr5" draw:text-style-name="P6" draw:layer="layout" svg:width="0.017cm" svg:height="3.218cm" svg:x="2.566cm" svg:y="13.584cm" svg:viewBox="0 0 18 3219" draw:points="0,3219 18,3219 18,0 0,0">
          <text:p/>
        </draw:polygon>
        <draw:polygon draw:style-name="gr5" draw:text-style-name="P6" draw:layer="layout" svg:width="0.017cm" svg:height="3.218cm" svg:x="8.139cm" svg:y="13.584cm" svg:viewBox="0 0 18 3219" draw:points="0,3219 18,3219 18,0 0,0">
          <text:p/>
        </draw:polygon>
        <draw:polygon draw:style-name="gr5" draw:text-style-name="P6" draw:layer="layout" svg:width="0.016cm" svg:height="3.218cm" svg:x="13.705cm" svg:y="13.584cm" svg:viewBox="0 0 17 3219" draw:points="0,3219 17,3219 17,0 0,0">
          <text:p/>
        </draw:polygon>
        <draw:polygon draw:style-name="gr5" draw:text-style-name="P6" draw:layer="layout" svg:width="0.017cm" svg:height="3.218cm" svg:x="19.277cm" svg:y="13.584cm" svg:viewBox="0 0 18 3219" draw:points="0,3219 18,3219 18,0 0,0">
          <text:p/>
        </draw:polygon>
        <draw:frame draw:style-name="gr4" draw:text-style-name="P5" draw:layer="layout" svg:width="3.27cm" svg:height="0.433cm" svg:x="13.951cm" svg:y="13.678cm">
          <draw:text-box>
            <text:p text:style-name="P1"><text:span text:style-name="T4">16 OCTOBER </text:span><text:span text:style-name="T4">2022 </text:span></text:p>
          </draw:text-box>
        </draw:frame>
        <draw:frame draw:style-name="gr4" draw:text-style-name="P5" draw:layer="layout" svg:width="3.143cm" svg:height="0.433cm" svg:x="2.795cm" svg:y="16.905cm">
          <draw:text-box>
            <text:p text:style-name="P1"><text:span text:style-name="T6">Proposed </text:span><text:span text:style-name="T6">Solution</text:span><text:span text:style-name="T7"> </text:span></text:p>
          </draw:text-box>
        </draw:frame>
        <draw:frame draw:style-name="gr4" draw:text-style-name="P5" draw:layer="layout" svg:width="4.756cm" svg:height="0.433cm" svg:x="8.36cm" svg:y="16.913cm">
          <draw:text-box>
            <text:p text:style-name="P1"><text:span text:style-name="T4">Prepare the </text:span><text:span text:style-name="T4">proposed </text:span><text:span text:style-name="T4">solution </text:span></text:p>
          </draw:text-box>
        </draw:frame>
        <draw:frame draw:style-name="gr4" draw:text-style-name="P5" draw:layer="layout" svg:width="4.765cm" svg:height="0.433cm" svg:x="8.36cm" svg:y="17.353cm">
          <draw:text-box>
            <text:p text:style-name="P1"><text:span text:style-name="T4">document, </text:span><text:span text:style-name="T4">which </text:span><text:span text:style-name="T4">includes the </text:span></text:p>
          </draw:text-box>
        </draw:frame>
        <draw:frame draw:style-name="gr4" draw:text-style-name="P5" draw:layer="layout" svg:width="4.307cm" svg:height="0.433cm" svg:x="8.36cm" svg:y="17.802cm">
          <draw:text-box>
            <text:p text:style-name="P1"><text:span text:style-name="T4">novelty, </text:span><text:span text:style-name="T4">feasibilit</text:span><text:span text:style-name="T4">y of </text:span><text:span text:style-name="T4">idea, </text:span></text:p>
          </draw:text-box>
        </draw:frame>
        <draw:frame draw:style-name="gr4" draw:text-style-name="P5" draw:layer="layout" svg:width="4.87cm" svg:height="0.433cm" svg:x="8.36cm" svg:y="18.251cm">
          <draw:text-box>
            <text:p text:style-name="P1"><text:span text:style-name="T4">business </text:span><text:span text:style-name="T4">model, </text:span><text:span text:style-name="T4">social </text:span><text:span text:style-name="T4">impact, </text:span></text:p>
          </draw:text-box>
        </draw:frame>
        <draw:frame draw:style-name="gr4" draw:text-style-name="P5" draw:layer="layout" svg:width="4.244cm" svg:height="0.433cm" svg:x="8.36cm" svg:y="18.701cm">
          <draw:text-box>
            <text:p text:style-name="P1"><text:span text:style-name="T4">scalability of </text:span><text:span text:style-name="T4">solution, etc. </text:span></text:p>
          </draw:text-box>
        </draw:frame>
        <draw:polygon draw:style-name="gr5" draw:text-style-name="P6" draw:layer="layout" svg:width="0.017cm" svg:height="0.017cm" svg:x="2.566cm" svg:y="16.802cm" svg:viewBox="0 0 18 18" draw:points="0,18 18,18 18,0 0,0">
          <text:p/>
        </draw:polygon>
        <draw:polygon draw:style-name="gr5" draw:text-style-name="P6" draw:layer="layout" svg:width="5.556cm" svg:height="0.017cm" svg:x="2.583cm" svg:y="16.802cm" svg:viewBox="0 0 5557 18" draw:points="0,18 5557,18 5557,0 0,0">
          <text:p/>
        </draw:polygon>
        <draw:polygon draw:style-name="gr5" draw:text-style-name="P6" draw:layer="layout" svg:width="0.017cm" svg:height="0.017cm" svg:x="8.139cm" svg:y="16.802cm" svg:viewBox="0 0 18 18" draw:points="0,18 18,18 18,0 0,0">
          <text:p/>
        </draw:polygon>
        <draw:polygon draw:style-name="gr5" draw:text-style-name="P6" draw:layer="layout" svg:width="5.549cm" svg:height="0.017cm" svg:x="8.156cm" svg:y="16.802cm" svg:viewBox="0 0 5550 18" draw:points="0,18 5550,18 5550,0 0,0">
          <text:p/>
        </draw:polygon>
        <draw:polygon draw:style-name="gr5" draw:text-style-name="P6" draw:layer="layout" svg:width="0.016cm" svg:height="0.017cm" svg:x="13.705cm" svg:y="16.802cm" svg:viewBox="0 0 17 18" draw:points="0,18 17,18 17,0 0,0">
          <text:p/>
        </draw:polygon>
        <draw:polygon draw:style-name="gr5" draw:text-style-name="P6" draw:layer="layout" svg:width="5.556cm" svg:height="0.017cm" svg:x="13.721cm" svg:y="16.802cm" svg:viewBox="0 0 5557 18" draw:points="0,18 5557,18 5557,0 0,0">
          <text:p/>
        </draw:polygon>
        <draw:polygon draw:style-name="gr5" draw:text-style-name="P6" draw:layer="layout" svg:width="0.017cm" svg:height="0.017cm" svg:x="19.277cm" svg:y="16.802cm" svg:viewBox="0 0 18 18" draw:points="0,18 18,18 18,0 0,0">
          <text:p/>
        </draw:polygon>
        <draw:polygon draw:style-name="gr5" draw:text-style-name="P6" draw:layer="layout" svg:width="0.017cm" svg:height="3.743cm" svg:x="2.566cm" svg:y="16.82cm" svg:viewBox="0 0 18 3744" draw:points="0,3744 18,3744 18,0 0,0">
          <text:p/>
        </draw:polygon>
        <draw:polygon draw:style-name="gr5" draw:text-style-name="P6" draw:layer="layout" svg:width="0.017cm" svg:height="3.743cm" svg:x="8.139cm" svg:y="16.82cm" svg:viewBox="0 0 18 3744" draw:points="0,3744 18,3744 18,0 0,0">
          <text:p/>
        </draw:polygon>
        <draw:polygon draw:style-name="gr5" draw:text-style-name="P6" draw:layer="layout" svg:width="0.016cm" svg:height="3.743cm" svg:x="13.705cm" svg:y="16.82cm" svg:viewBox="0 0 17 3744" draw:points="0,3744 17,3744 17,0 0,0">
          <text:p/>
        </draw:polygon>
        <draw:polygon draw:style-name="gr5" draw:text-style-name="P6" draw:layer="layout" svg:width="0.017cm" svg:height="3.743cm" svg:x="19.277cm" svg:y="16.82cm" svg:viewBox="0 0 18 3744" draw:points="0,3744 18,3744 18,0 0,0">
          <text:p/>
        </draw:polygon>
        <draw:frame draw:style-name="gr4" draw:text-style-name="P5" draw:layer="layout" svg:width="3.27cm" svg:height="0.433cm" svg:x="13.951cm" svg:y="16.913cm">
          <draw:text-box>
            <text:p text:style-name="P1"><text:span text:style-name="T4">16 </text:span><text:span text:style-name="T4">OCTOBER </text:span><text:span text:style-name="T4">2022 </text:span></text:p>
          </draw:text-box>
        </draw:frame>
        <draw:frame draw:style-name="gr2" draw:text-style-name="P3" draw:layer="layout" svg:width="0.355cm" svg:height="0.395cm" svg:x="2.583cm" svg:y="20.61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3.592cm" svg:height="0.433cm" svg:x="2.795cm" svg:y="21.02cm">
          <draw:text-box>
            <text:p text:style-name="P1"><text:span text:style-name="T6">Problem Solution Fit</text:span><text:span text:style-name="T7"> </text:span></text:p>
          </draw:text-box>
        </draw:frame>
        <draw:frame draw:style-name="gr4" draw:text-style-name="P5" draw:layer="layout" svg:width="4.731cm" svg:height="0.433cm" svg:x="8.36cm" svg:y="20.665cm">
          <draw:text-box>
            <text:p text:style-name="P1"><text:span text:style-name="T4">Prepare problem - solution fit </text:span></text:p>
          </draw:text-box>
        </draw:frame>
        <draw:frame draw:style-name="gr4" draw:text-style-name="P5" draw:layer="layout" svg:width="1.738cm" svg:height="0.433cm" svg:x="8.36cm" svg:y="21.114cm">
          <draw:text-box>
            <text:p text:style-name="P1"><text:span text:style-name="T4">document. </text:span></text:p>
          </draw:text-box>
        </draw:frame>
        <draw:polygon draw:style-name="gr5" draw:text-style-name="P6" draw:layer="layout" svg:width="0.017cm" svg:height="0.016cm" svg:x="2.566cm" svg:y="20.563cm" svg:viewBox="0 0 18 17" draw:points="0,17 18,17 18,0 0,0">
          <text:p/>
        </draw:polygon>
        <draw:polygon draw:style-name="gr5" draw:text-style-name="P6" draw:layer="layout" svg:width="5.556cm" svg:height="0.016cm" svg:x="2.583cm" svg:y="20.563cm" svg:viewBox="0 0 5557 17" draw:points="0,17 5557,17 5557,0 0,0">
          <text:p/>
        </draw:polygon>
        <draw:polygon draw:style-name="gr5" draw:text-style-name="P6" draw:layer="layout" svg:width="0.017cm" svg:height="0.016cm" svg:x="8.139cm" svg:y="20.563cm" svg:viewBox="0 0 18 17" draw:points="0,17 18,17 18,0 0,0">
          <text:p/>
        </draw:polygon>
        <draw:polygon draw:style-name="gr5" draw:text-style-name="P6" draw:layer="layout" svg:width="5.549cm" svg:height="0.016cm" svg:x="8.156cm" svg:y="20.563cm" svg:viewBox="0 0 5550 17" draw:points="0,17 5550,17 5550,0 0,0">
          <text:p/>
        </draw:polygon>
        <draw:polygon draw:style-name="gr5" draw:text-style-name="P6" draw:layer="layout" svg:width="0.016cm" svg:height="0.016cm" svg:x="13.705cm" svg:y="20.563cm" svg:viewBox="0 0 17 17" draw:points="0,17 17,17 17,0 0,0">
          <text:p/>
        </draw:polygon>
        <draw:polygon draw:style-name="gr5" draw:text-style-name="P6" draw:layer="layout" svg:width="5.556cm" svg:height="0.016cm" svg:x="13.721cm" svg:y="20.563cm" svg:viewBox="0 0 5557 17" draw:points="0,17 5557,17 5557,0 0,0">
          <text:p/>
        </draw:polygon>
        <draw:polygon draw:style-name="gr5" draw:text-style-name="P6" draw:layer="layout" svg:width="0.017cm" svg:height="0.016cm" svg:x="19.277cm" svg:y="20.563cm" svg:viewBox="0 0 18 17" draw:points="0,17 18,17 18,0 0,0">
          <text:p/>
        </draw:polygon>
        <draw:polygon draw:style-name="gr5" draw:text-style-name="P6" draw:layer="layout" svg:width="0.017cm" svg:height="1.669cm" svg:x="2.566cm" svg:y="20.579cm" svg:viewBox="0 0 18 1670" draw:points="0,1670 18,1670 18,0 0,0">
          <text:p/>
        </draw:polygon>
        <draw:polygon draw:style-name="gr5" draw:text-style-name="P6" draw:layer="layout" svg:width="0.017cm" svg:height="1.669cm" svg:x="8.139cm" svg:y="20.579cm" svg:viewBox="0 0 18 1670" draw:points="0,1670 18,1670 18,0 0,0">
          <text:p/>
        </draw:polygon>
        <draw:polygon draw:style-name="gr5" draw:text-style-name="P6" draw:layer="layout" svg:width="0.016cm" svg:height="1.669cm" svg:x="13.705cm" svg:y="20.579cm" svg:viewBox="0 0 17 1670" draw:points="0,1670 17,1670 17,0 0,0">
          <text:p/>
        </draw:polygon>
        <draw:polygon draw:style-name="gr5" draw:text-style-name="P6" draw:layer="layout" svg:width="0.017cm" svg:height="1.669cm" svg:x="19.277cm" svg:y="20.579cm" svg:viewBox="0 0 18 1670" draw:points="0,1670 18,1670 18,0 0,0">
          <text:p/>
        </draw:polygon>
        <draw:frame draw:style-name="gr4" draw:text-style-name="P5" draw:layer="layout" svg:width="3.444cm" svg:height="0.433cm" svg:x="13.934cm" svg:y="20.673cm">
          <draw:text-box>
            <text:p text:style-name="P1"><text:span text:style-name="T4">2 NOVEMBER 2022 </text:span></text:p>
          </draw:text-box>
        </draw:frame>
        <draw:frame draw:style-name="gr8" draw:text-style-name="P9" draw:layer="layout" svg:width="0.372cm" svg:height="0.412cm" svg:x="2.583cm" svg:y="22.289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3.71cm" svg:height="0.433cm" svg:x="2.795cm" svg:y="22.723cm">
          <draw:text-box>
            <text:p text:style-name="P1"><text:span text:style-name="T6">Solution Architecture</text:span><text:span text:style-name="T7"> </text:span></text:p>
          </draw:text-box>
        </draw:frame>
        <draw:frame draw:style-name="gr4" draw:text-style-name="P5" draw:layer="layout" svg:width="4.599cm" svg:height="0.433cm" svg:x="8.36cm" svg:y="22.367cm">
          <draw:text-box>
            <text:p text:style-name="P1"><text:span text:style-name="T4">Prepare solution architecture </text:span></text:p>
          </draw:text-box>
        </draw:frame>
        <draw:frame draw:style-name="gr4" draw:text-style-name="P5" draw:layer="layout" svg:width="1.738cm" svg:height="0.433cm" svg:x="8.36cm" svg:y="22.816cm">
          <draw:text-box>
            <text:p text:style-name="P1"><text:span text:style-name="T4">document. </text:span></text:p>
          </draw:text-box>
        </draw:frame>
        <draw:polygon draw:style-name="gr5" draw:text-style-name="P6" draw:layer="layout" svg:width="0.017cm" svg:height="0.017cm" svg:x="2.566cm" svg:y="22.248cm" svg:viewBox="0 0 18 18" draw:points="0,18 18,18 18,0 0,0">
          <text:p/>
        </draw:polygon>
        <draw:polygon draw:style-name="gr5" draw:text-style-name="P6" draw:layer="layout" svg:width="5.556cm" svg:height="0.017cm" svg:x="2.583cm" svg:y="22.248cm" svg:viewBox="0 0 5557 18" draw:points="0,18 5557,18 5557,0 0,0">
          <text:p/>
        </draw:polygon>
        <draw:polygon draw:style-name="gr5" draw:text-style-name="P6" draw:layer="layout" svg:width="0.017cm" svg:height="0.017cm" svg:x="8.139cm" svg:y="22.248cm" svg:viewBox="0 0 18 18" draw:points="0,18 18,18 18,0 0,0">
          <text:p/>
        </draw:polygon>
        <draw:polygon draw:style-name="gr5" draw:text-style-name="P6" draw:layer="layout" svg:width="5.549cm" svg:height="0.017cm" svg:x="8.156cm" svg:y="22.248cm" svg:viewBox="0 0 5550 18" draw:points="0,18 5550,18 5550,0 0,0">
          <text:p/>
        </draw:polygon>
        <draw:polygon draw:style-name="gr5" draw:text-style-name="P6" draw:layer="layout" svg:width="0.016cm" svg:height="0.017cm" svg:x="13.705cm" svg:y="22.248cm" svg:viewBox="0 0 17 18" draw:points="0,18 17,18 17,0 0,0">
          <text:p/>
        </draw:polygon>
        <draw:polygon draw:style-name="gr5" draw:text-style-name="P6" draw:layer="layout" svg:width="5.556cm" svg:height="0.017cm" svg:x="13.721cm" svg:y="22.248cm" svg:viewBox="0 0 5557 18" draw:points="0,18 5557,18 5557,0 0,0">
          <text:p/>
        </draw:polygon>
        <draw:polygon draw:style-name="gr5" draw:text-style-name="P6" draw:layer="layout" svg:width="0.017cm" svg:height="0.017cm" svg:x="19.277cm" svg:y="22.248cm" svg:viewBox="0 0 18 18" draw:points="0,18 18,18 18,0 0,0">
          <text:p/>
        </draw:polygon>
        <draw:polygon draw:style-name="gr5" draw:text-style-name="P6" draw:layer="layout" svg:width="0.017cm" svg:height="1.99cm" svg:x="2.566cm" svg:y="22.265cm" svg:viewBox="0 0 18 1991" draw:points="0,1991 18,1991 18,0 0,0">
          <text:p/>
        </draw:polygon>
        <draw:polygon draw:style-name="gr5" draw:text-style-name="P6" draw:layer="layout" svg:width="0.017cm" svg:height="0.017cm" svg:x="2.566cm" svg:y="24.255cm" svg:viewBox="0 0 18 18" draw:points="0,18 18,18 18,0 0,0">
          <text:p/>
        </draw:polygon>
        <draw:polygon draw:style-name="gr5" draw:text-style-name="P6" draw:layer="layout" svg:width="0.017cm" svg:height="0.017cm" svg:x="2.566cm" svg:y="24.255cm" svg:viewBox="0 0 18 18" draw:points="0,18 18,18 18,0 0,0">
          <text:p/>
        </draw:polygon>
        <draw:polygon draw:style-name="gr5" draw:text-style-name="P6" draw:layer="layout" svg:width="5.556cm" svg:height="0.017cm" svg:x="2.583cm" svg:y="24.255cm" svg:viewBox="0 0 5557 18" draw:points="0,18 5557,18 5557,0 0,0">
          <text:p/>
        </draw:polygon>
        <draw:polygon draw:style-name="gr5" draw:text-style-name="P6" draw:layer="layout" svg:width="0.017cm" svg:height="1.99cm" svg:x="8.139cm" svg:y="22.265cm" svg:viewBox="0 0 18 1991" draw:points="0,1991 18,1991 18,0 0,0">
          <text:p/>
        </draw:polygon>
        <draw:polygon draw:style-name="gr5" draw:text-style-name="P6" draw:layer="layout" svg:width="0.017cm" svg:height="0.017cm" svg:x="8.139cm" svg:y="24.255cm" svg:viewBox="0 0 18 18" draw:points="0,18 18,18 18,0 0,0">
          <text:p/>
        </draw:polygon>
        <draw:polygon draw:style-name="gr5" draw:text-style-name="P6" draw:layer="layout" svg:width="5.549cm" svg:height="0.017cm" svg:x="8.156cm" svg:y="24.255cm" svg:viewBox="0 0 5550 18" draw:points="0,18 5550,18 5550,0 0,0">
          <text:p/>
        </draw:polygon>
        <draw:polygon draw:style-name="gr5" draw:text-style-name="P6" draw:layer="layout" svg:width="0.016cm" svg:height="1.99cm" svg:x="13.705cm" svg:y="22.265cm" svg:viewBox="0 0 17 1991" draw:points="0,1991 17,1991 17,0 0,0">
          <text:p/>
        </draw:polygon>
        <draw:polygon draw:style-name="gr5" draw:text-style-name="P6" draw:layer="layout" svg:width="0.016cm" svg:height="0.017cm" svg:x="13.705cm" svg:y="24.255cm" svg:viewBox="0 0 17 18" draw:points="0,18 17,18 17,0 0,0">
          <text:p/>
        </draw:polygon>
        <draw:polygon draw:style-name="gr5" draw:text-style-name="P6" draw:layer="layout" svg:width="5.556cm" svg:height="0.017cm" svg:x="13.721cm" svg:y="24.255cm" svg:viewBox="0 0 5557 18" draw:points="0,18 5557,18 5557,0 0,0">
          <text:p/>
        </draw:polygon>
        <draw:polygon draw:style-name="gr5" draw:text-style-name="P6" draw:layer="layout" svg:width="0.017cm" svg:height="1.99cm" svg:x="19.277cm" svg:y="22.265cm" svg:viewBox="0 0 18 1991" draw:points="0,1991 18,1991 18,0 0,0">
          <text:p/>
        </draw:polygon>
        <draw:polygon draw:style-name="gr5" draw:text-style-name="P6" draw:layer="layout" svg:width="0.017cm" svg:height="0.017cm" svg:x="19.277cm" svg:y="24.255cm" svg:viewBox="0 0 18 18" draw:points="0,18 18,18 18,0 0,0">
          <text:p/>
        </draw:polygon>
        <draw:polygon draw:style-name="gr5" draw:text-style-name="P6" draw:layer="layout" svg:width="0.017cm" svg:height="0.017cm" svg:x="19.277cm" svg:y="24.255cm" svg:viewBox="0 0 18 18" draw:points="0,18 18,18 18,0 0,0">
          <text:p/>
        </draw:polygon>
        <draw:polygon draw:style-name="gr5" draw:text-style-name="P6" draw:layer="layout" svg:width="0.076cm" svg:height="0.076cm" svg:x="0.846cm" svg:y="0.846cm" svg:viewBox="0 0 77 77" draw:points="0,77 77,77 77,0 0,0">
          <text:p/>
        </draw:polygon>
        <draw:polygon draw:style-name="gr5" draw:text-style-name="P6" draw:layer="layout" svg:width="0.076cm" svg:height="0.076cm" svg:x="0.846cm" svg:y="0.846cm" svg:viewBox="0 0 77 77" draw:points="0,77 77,77 77,0 0,0">
          <text:p/>
        </draw:polygon>
        <draw:polygon draw:style-name="gr5" draw:text-style-name="P6" draw:layer="layout" svg:width="19.262cm" svg:height="0.076cm" svg:x="0.922cm" svg:y="0.846cm" svg:viewBox="0 0 19263 77" draw:points="0,77 19263,77 19263,0 0,0">
          <text:p/>
        </draw:polygon>
        <draw:polygon draw:style-name="gr5" draw:text-style-name="P6" draw:layer="layout" svg:width="0.076cm" svg:height="0.076cm" svg:x="20.184cm" svg:y="0.846cm" svg:viewBox="0 0 77 77" draw:points="0,77 77,77 77,0 0,0">
          <text:p/>
        </draw:polygon>
        <draw:polygon draw:style-name="gr5" draw:text-style-name="P6" draw:layer="layout" svg:width="0.076cm" svg:height="0.076cm" svg:x="20.184cm" svg:y="0.846cm" svg:viewBox="0 0 77 77" draw:points="0,77 77,77 77,0 0,0">
          <text:p/>
        </draw:polygon>
        <draw:polygon draw:style-name="gr5" draw:text-style-name="P6" draw:layer="layout" svg:width="0.076cm" svg:height="27.94cm" svg:x="0.846cm" svg:y="0.922cm" svg:viewBox="0 0 77 27941" draw:points="0,27941 77,27941 77,0 0,0">
          <text:p/>
        </draw:polygon>
        <draw:polygon draw:style-name="gr5" draw:text-style-name="P6" draw:layer="layout" svg:width="0.076cm" svg:height="27.94cm" svg:x="20.184cm" svg:y="0.922cm" svg:viewBox="0 0 77 27941" draw:points="0,27941 77,27941 77,0 0,0">
          <text:p/>
        </draw:polygon>
        <draw:polygon draw:style-name="gr5" draw:text-style-name="P6" draw:layer="layout" svg:width="0.076cm" svg:height="0.077cm" svg:x="0.846cm" svg:y="28.862cm" svg:viewBox="0 0 77 78" draw:points="0,78 77,78 77,0 0,0">
          <text:p/>
        </draw:polygon>
        <draw:polygon draw:style-name="gr5" draw:text-style-name="P6" draw:layer="layout" svg:width="0.076cm" svg:height="0.077cm" svg:x="0.846cm" svg:y="28.862cm" svg:viewBox="0 0 77 78" draw:points="0,78 77,78 77,0 0,0">
          <text:p/>
        </draw:polygon>
        <draw:polygon draw:style-name="gr5" draw:text-style-name="P6" draw:layer="layout" svg:width="19.262cm" svg:height="0.077cm" svg:x="0.922cm" svg:y="28.862cm" svg:viewBox="0 0 19263 78" draw:points="0,78 19263,78 19263,0 0,0">
          <text:p/>
        </draw:polygon>
        <draw:polygon draw:style-name="gr5" draw:text-style-name="P6" draw:layer="layout" svg:width="0.076cm" svg:height="0.077cm" svg:x="20.184cm" svg:y="28.862cm" svg:viewBox="0 0 77 78" draw:points="0,78 77,78 77,0 0,0">
          <text:p/>
        </draw:polygon>
        <draw:polygon draw:style-name="gr5" draw:text-style-name="P6" draw:layer="layout" svg:width="0.076cm" svg:height="0.077cm" svg:x="20.184cm" svg:y="28.862cm" svg:viewBox="0 0 77 78" draw:points="0,78 77,78 77,0 0,0">
          <text:p/>
        </draw:polygon>
        <draw:frame draw:style-name="gr4" draw:text-style-name="P5" draw:layer="layout" svg:width="3.27cm" svg:height="0.433cm" svg:x="13.951cm" svg:y="22.359cm">
          <draw:text-box>
            <text:p text:style-name="P1"><text:span text:style-name="T4">30 OCTOBER 2022 </text:span></text:p>
          </draw:text-box>
        </draw:frame>
      </draw:page>
      <draw:page draw:name="page2" draw:style-name="dp1" draw:master-page-name="master-page3">
        <draw:frame draw:style-name="gr4" draw:text-style-name="P5" draw:layer="layout" svg:width="3.206cm" svg:height="0.433cm" svg:x="2.795cm" svg:y="2.558cm">
          <draw:text-box>
            <text:p text:style-name="P1"><text:span text:style-name="T6">Customer Journey</text:span><text:span text:style-name="T7"> </text:span></text:p>
          </draw:text-box>
        </draw:frame>
        <draw:frame draw:style-name="gr4" draw:text-style-name="P5" draw:layer="layout" svg:width="4.693cm" svg:height="0.433cm" svg:x="8.36cm" svg:y="2.566cm">
          <draw:text-box>
            <text:p text:style-name="P1"><text:span text:style-name="T4">Prepare the customer journey </text:span></text:p>
          </draw:text-box>
        </draw:frame>
        <draw:frame draw:style-name="gr4" draw:text-style-name="P5" draw:layer="layout" svg:width="4.464cm" svg:height="0.433cm" svg:x="8.36cm" svg:y="3.049cm">
          <draw:text-box>
            <text:p text:style-name="P1"><text:span text:style-name="T4">maps to understand the user </text:span></text:p>
          </draw:text-box>
        </draw:frame>
        <draw:frame draw:style-name="gr4" draw:text-style-name="P5" draw:layer="layout" svg:width="5.065cm" svg:height="0.433cm" svg:x="8.36cm" svg:y="3.523cm">
          <draw:text-box>
            <text:p text:style-name="P1"><text:span text:style-name="T4">interactions &amp; experiences with </text:span></text:p>
          </draw:text-box>
        </draw:frame>
        <draw:frame draw:style-name="gr4" draw:text-style-name="P5" draw:layer="layout" svg:width="4.765cm" svg:height="0.433cm" svg:x="8.36cm" svg:y="4.007cm">
          <draw:text-box>
            <text:p text:style-name="P1"><text:span text:style-name="T4">the application (entry to exit). </text:span></text:p>
          </draw:text-box>
        </draw:frame>
        <draw:polygon draw:style-name="gr5" draw:text-style-name="P6" draw:layer="layout" svg:width="0.017cm" svg:height="0.017cm" svg:x="2.566cm" svg:y="2.472cm" svg:viewBox="0 0 18 18" draw:points="0,18 18,18 18,0 0,0">
          <text:p/>
        </draw:polygon>
        <draw:polygon draw:style-name="gr5" draw:text-style-name="P6" draw:layer="layout" svg:width="0.017cm" svg:height="0.017cm" svg:x="2.566cm" svg:y="2.472cm" svg:viewBox="0 0 18 18" draw:points="0,18 18,18 18,0 0,0">
          <text:p/>
        </draw:polygon>
        <draw:polygon draw:style-name="gr5" draw:text-style-name="P6" draw:layer="layout" svg:width="5.556cm" svg:height="0.017cm" svg:x="2.583cm" svg:y="2.472cm" svg:viewBox="0 0 5557 18" draw:points="0,18 5557,18 5557,0 0,0">
          <text:p/>
        </draw:polygon>
        <draw:polygon draw:style-name="gr5" draw:text-style-name="P6" draw:layer="layout" svg:width="0.017cm" svg:height="0.017cm" svg:x="8.139cm" svg:y="2.472cm" svg:viewBox="0 0 18 18" draw:points="0,18 18,18 18,0 0,0">
          <text:p/>
        </draw:polygon>
        <draw:polygon draw:style-name="gr5" draw:text-style-name="P6" draw:layer="layout" svg:width="5.549cm" svg:height="0.017cm" svg:x="8.156cm" svg:y="2.472cm" svg:viewBox="0 0 5550 18" draw:points="0,18 5550,18 5550,0 0,0">
          <text:p/>
        </draw:polygon>
        <draw:polygon draw:style-name="gr5" draw:text-style-name="P6" draw:layer="layout" svg:width="0.016cm" svg:height="0.017cm" svg:x="13.705cm" svg:y="2.472cm" svg:viewBox="0 0 17 18" draw:points="0,18 17,18 17,0 0,0">
          <text:p/>
        </draw:polygon>
        <draw:polygon draw:style-name="gr5" draw:text-style-name="P6" draw:layer="layout" svg:width="5.556cm" svg:height="0.017cm" svg:x="13.721cm" svg:y="2.472cm" svg:viewBox="0 0 5557 18" draw:points="0,18 5557,18 5557,0 0,0">
          <text:p/>
        </draw:polygon>
        <draw:polygon draw:style-name="gr5" draw:text-style-name="P6" draw:layer="layout" svg:width="0.017cm" svg:height="0.017cm" svg:x="19.277cm" svg:y="2.472cm" svg:viewBox="0 0 18 18" draw:points="0,18 18,18 18,0 0,0">
          <text:p/>
        </draw:polygon>
        <draw:polygon draw:style-name="gr5" draw:text-style-name="P6" draw:layer="layout" svg:width="0.017cm" svg:height="0.017cm" svg:x="19.277cm" svg:y="2.472cm" svg:viewBox="0 0 18 18" draw:points="0,18 18,18 18,0 0,0">
          <text:p/>
        </draw:polygon>
        <draw:polygon draw:style-name="gr5" draw:text-style-name="P6" draw:layer="layout" svg:width="0.017cm" svg:height="2.888cm" svg:x="2.566cm" svg:y="2.49cm" svg:viewBox="0 0 18 2889" draw:points="0,2889 18,2889 18,0 0,0">
          <text:p/>
        </draw:polygon>
        <draw:polygon draw:style-name="gr5" draw:text-style-name="P6" draw:layer="layout" svg:width="0.017cm" svg:height="2.888cm" svg:x="8.139cm" svg:y="2.49cm" svg:viewBox="0 0 18 2889" draw:points="0,2889 18,2889 18,0 0,0">
          <text:p/>
        </draw:polygon>
        <draw:polygon draw:style-name="gr5" draw:text-style-name="P6" draw:layer="layout" svg:width="0.016cm" svg:height="2.888cm" svg:x="13.705cm" svg:y="2.49cm" svg:viewBox="0 0 17 2889" draw:points="0,2889 17,2889 17,0 0,0">
          <text:p/>
        </draw:polygon>
        <draw:polygon draw:style-name="gr5" draw:text-style-name="P6" draw:layer="layout" svg:width="0.017cm" svg:height="2.888cm" svg:x="19.277cm" svg:y="2.49cm" svg:viewBox="0 0 18 2889" draw:points="0,2889 18,2889 18,0 0,0">
          <text:p/>
        </draw:polygon>
        <draw:frame draw:style-name="gr4" draw:text-style-name="P5" draw:layer="layout" svg:width="3.638cm" svg:height="0.433cm" svg:x="13.951cm" svg:y="2.566cm">
          <draw:text-box>
            <text:p text:style-name="P1"><text:span text:style-name="T4">13 NOVEMBER 2022 </text:span></text:p>
          </draw:text-box>
        </draw:frame>
        <draw:frame draw:style-name="gr8" draw:text-style-name="P9" draw:layer="layout" svg:width="0.372cm" svg:height="0.412cm" svg:x="2.583cm" svg:y="5.41cm">
          <draw:text-box>
            <text:p text:style-name="P1"><text:span text:style-name="T8"><text:s/></text:span></text:p>
          </draw:text-box>
        </draw:frame>
        <draw:frame draw:style-name="gr4" draw:text-style-name="P5" draw:layer="layout" svg:width="4.184cm" svg:height="0.433cm" svg:x="2.795cm" svg:y="5.844cm">
          <draw:text-box>
            <text:p text:style-name="P1"><text:span text:style-name="T6">Functional Requirement</text:span><text:span text:style-name="T7"> </text:span></text:p>
          </draw:text-box>
        </draw:frame>
        <draw:frame draw:style-name="gr4" draw:text-style-name="P5" draw:layer="layout" svg:width="3.554cm" svg:height="0.433cm" svg:x="8.36cm" svg:y="5.471cm">
          <draw:text-box>
            <text:p text:style-name="P1"><text:span text:style-name="T4">Prepare the functional </text:span></text:p>
          </draw:text-box>
        </draw:frame>
        <draw:frame draw:style-name="gr4" draw:text-style-name="P5" draw:layer="layout" svg:width="3.727cm" svg:height="0.433cm" svg:x="8.36cm" svg:y="5.912cm">
          <draw:text-box>
            <text:p text:style-name="P1"><text:span text:style-name="T4">requirement document. </text:span></text:p>
          </draw:text-box>
        </draw:frame>
        <draw:polygon draw:style-name="gr5" draw:text-style-name="P6" draw:layer="layout" svg:width="0.017cm" svg:height="0.017cm" svg:x="2.566cm" svg:y="5.378cm" svg:viewBox="0 0 18 18" draw:points="0,18 18,18 18,0 0,0">
          <text:p/>
        </draw:polygon>
        <draw:polygon draw:style-name="gr5" draw:text-style-name="P6" draw:layer="layout" svg:width="5.556cm" svg:height="0.017cm" svg:x="2.583cm" svg:y="5.378cm" svg:viewBox="0 0 5557 18" draw:points="0,18 5557,18 5557,0 0,0">
          <text:p/>
        </draw:polygon>
        <draw:polygon draw:style-name="gr5" draw:text-style-name="P6" draw:layer="layout" svg:width="0.017cm" svg:height="0.017cm" svg:x="8.139cm" svg:y="5.378cm" svg:viewBox="0 0 18 18" draw:points="0,18 18,18 18,0 0,0">
          <text:p/>
        </draw:polygon>
        <draw:polygon draw:style-name="gr5" draw:text-style-name="P6" draw:layer="layout" svg:width="5.549cm" svg:height="0.017cm" svg:x="8.156cm" svg:y="5.378cm" svg:viewBox="0 0 5550 18" draw:points="0,18 5550,18 5550,0 0,0">
          <text:p/>
        </draw:polygon>
        <draw:polygon draw:style-name="gr5" draw:text-style-name="P6" draw:layer="layout" svg:width="0.016cm" svg:height="0.017cm" svg:x="13.705cm" svg:y="5.378cm" svg:viewBox="0 0 17 18" draw:points="0,18 17,18 17,0 0,0">
          <text:p/>
        </draw:polygon>
        <draw:polygon draw:style-name="gr5" draw:text-style-name="P6" draw:layer="layout" svg:width="5.556cm" svg:height="0.017cm" svg:x="13.721cm" svg:y="5.378cm" svg:viewBox="0 0 5557 18" draw:points="0,18 5557,18 5557,0 0,0">
          <text:p/>
        </draw:polygon>
        <draw:polygon draw:style-name="gr5" draw:text-style-name="P6" draw:layer="layout" svg:width="0.017cm" svg:height="0.017cm" svg:x="19.277cm" svg:y="5.378cm" svg:viewBox="0 0 18 18" draw:points="0,18 18,18 18,0 0,0">
          <text:p/>
        </draw:polygon>
        <draw:polygon draw:style-name="gr5" draw:text-style-name="P6" draw:layer="layout" svg:width="0.017cm" svg:height="1.659cm" svg:x="2.566cm" svg:y="5.395cm" svg:viewBox="0 0 18 1660" draw:points="0,1660 18,1660 18,0 0,0">
          <text:p/>
        </draw:polygon>
        <draw:polygon draw:style-name="gr5" draw:text-style-name="P6" draw:layer="layout" svg:width="0.017cm" svg:height="1.659cm" svg:x="8.139cm" svg:y="5.395cm" svg:viewBox="0 0 18 1660" draw:points="0,1660 18,1660 18,0 0,0">
          <text:p/>
        </draw:polygon>
        <draw:polygon draw:style-name="gr5" draw:text-style-name="P6" draw:layer="layout" svg:width="0.016cm" svg:height="1.659cm" svg:x="13.705cm" svg:y="5.395cm" svg:viewBox="0 0 17 1660" draw:points="0,1660 17,1660 17,0 0,0">
          <text:p/>
        </draw:polygon>
        <draw:polygon draw:style-name="gr5" draw:text-style-name="P6" draw:layer="layout" svg:width="0.017cm" svg:height="1.659cm" svg:x="19.277cm" svg:y="5.395cm" svg:viewBox="0 0 18 1660" draw:points="0,1660 18,1660 18,0 0,0">
          <text:p/>
        </draw:polygon>
        <draw:frame draw:style-name="gr4" draw:text-style-name="P5" draw:layer="layout" svg:width="3.482cm" svg:height="0.437cm" svg:x="13.951cm" svg:y="5.471cm">
          <draw:text-box>
            <text:p text:style-name="P1"><text:span text:style-name="T4">1 NOVEMBER</text:span><text:span text:style-name="T4"> 2022 </text:span></text:p>
          </draw:text-box>
        </draw:frame>
        <draw:frame draw:style-name="gr4" draw:text-style-name="P5" draw:layer="layout" svg:width="3.541cm" svg:height="0.433cm" svg:x="2.795cm" svg:y="7.148cm">
          <draw:text-box>
            <text:p text:style-name="P1"><text:span text:style-name="T6">Data Flow Diagrams</text:span><text:span text:style-name="T7"> </text:span></text:p>
          </draw:text-box>
        </draw:frame>
        <draw:frame draw:style-name="gr4" draw:text-style-name="P5" draw:layer="layout" svg:width="3.101cm" svg:height="0.433cm" svg:x="8.36cm" svg:y="7.157cm">
          <draw:text-box>
            <text:p text:style-name="P1"><text:span text:style-name="T4">Draw the data flow </text:span></text:p>
          </draw:text-box>
        </draw:frame>
        <draw:frame draw:style-name="gr4" draw:text-style-name="P5" draw:layer="layout" svg:width="3.914cm" svg:height="0.433cm" svg:x="8.36cm" svg:y="7.606cm">
          <draw:text-box>
            <text:p text:style-name="P1"><text:span text:style-name="T4">diagrams and submit for </text:span></text:p>
          </draw:text-box>
        </draw:frame>
        <draw:frame draw:style-name="gr4" draw:text-style-name="P5" draw:layer="layout" svg:width="1.259cm" svg:height="0.433cm" svg:x="8.36cm" svg:y="8.046cm">
          <draw:text-box>
            <text:p text:style-name="P1"><text:span text:style-name="T4">review. </text:span></text:p>
          </draw:text-box>
        </draw:frame>
        <draw:polygon draw:style-name="gr5" draw:text-style-name="P6" draw:layer="layout" svg:width="0.017cm" svg:height="0.025cm" svg:x="2.566cm" svg:y="7.054cm" svg:viewBox="0 0 18 26" draw:points="0,26 18,26 18,0 0,0">
          <text:p/>
        </draw:polygon>
        <draw:polygon draw:style-name="gr5" draw:text-style-name="P6" draw:layer="layout" svg:width="5.556cm" svg:height="0.025cm" svg:x="2.583cm" svg:y="7.054cm" svg:viewBox="0 0 5557 26" draw:points="0,26 5557,26 5557,0 0,0">
          <text:p/>
        </draw:polygon>
        <draw:polygon draw:style-name="gr5" draw:text-style-name="P6" draw:layer="layout" svg:width="0.026cm" svg:height="0.025cm" svg:x="8.139cm" svg:y="7.054cm" svg:viewBox="0 0 27 26" draw:points="0,26 27,26 27,0 0,0">
          <text:p/>
        </draw:polygon>
        <draw:polygon draw:style-name="gr5" draw:text-style-name="P6" draw:layer="layout" svg:width="5.54cm" svg:height="0.025cm" svg:x="8.165cm" svg:y="7.054cm" svg:viewBox="0 0 5541 26" draw:points="0,26 5541,26 5541,0 0,0">
          <text:p/>
        </draw:polygon>
        <draw:polygon draw:style-name="gr5" draw:text-style-name="P6" draw:layer="layout" svg:width="0.025cm" svg:height="0.025cm" svg:x="13.705cm" svg:y="7.054cm" svg:viewBox="0 0 26 26" draw:points="0,26 26,26 26,0 0,0">
          <text:p/>
        </draw:polygon>
        <draw:polygon draw:style-name="gr5" draw:text-style-name="P6" draw:layer="layout" svg:width="5.547cm" svg:height="0.025cm" svg:x="13.73cm" svg:y="7.054cm" svg:viewBox="0 0 5548 26" draw:points="0,26 5548,26 5548,0 0,0">
          <text:p/>
        </draw:polygon>
        <draw:polygon draw:style-name="gr5" draw:text-style-name="P6" draw:layer="layout" svg:width="0.017cm" svg:height="0.025cm" svg:x="19.277cm" svg:y="7.054cm" svg:viewBox="0 0 18 26" draw:points="0,26 18,26 18,0 0,0">
          <text:p/>
        </draw:polygon>
        <draw:polygon draw:style-name="gr5" draw:text-style-name="P6" draw:layer="layout" svg:width="0.017cm" svg:height="2.279cm" svg:x="2.566cm" svg:y="7.079cm" svg:viewBox="0 0 18 2280" draw:points="0,2280 18,2280 18,0 0,0">
          <text:p/>
        </draw:polygon>
        <draw:polygon draw:style-name="gr5" draw:text-style-name="P6" draw:layer="layout" svg:width="0.017cm" svg:height="2.279cm" svg:x="8.139cm" svg:y="7.079cm" svg:viewBox="0 0 18 2280" draw:points="0,2280 18,2280 18,0 0,0">
          <text:p/>
        </draw:polygon>
        <draw:polygon draw:style-name="gr5" draw:text-style-name="P6" draw:layer="layout" svg:width="0.016cm" svg:height="2.279cm" svg:x="13.705cm" svg:y="7.079cm" svg:viewBox="0 0 17 2280" draw:points="0,2280 17,2280 17,0 0,0">
          <text:p/>
        </draw:polygon>
        <draw:polygon draw:style-name="gr5" draw:text-style-name="P6" draw:layer="layout" svg:width="0.017cm" svg:height="2.279cm" svg:x="19.277cm" svg:y="7.079cm" svg:viewBox="0 0 18 2280" draw:points="0,2280 18,2280 18,0 0,0">
          <text:p/>
        </draw:polygon>
        <draw:frame draw:style-name="gr4" draw:text-style-name="P5" draw:layer="layout" svg:width="3.482cm" svg:height="0.437cm" svg:x="13.951cm" svg:y="7.157cm">
          <draw:text-box>
            <text:p text:style-name="P1"><text:span text:style-name="T4">1 NOVEMBER</text:span><text:span text:style-name="T4"> 2022 </text:span></text:p>
          </draw:text-box>
        </draw:frame>
        <draw:frame draw:style-name="gr2" draw:text-style-name="P3" draw:layer="layout" svg:width="0.355cm" svg:height="0.395cm" svg:x="2.583cm" svg:y="9.40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4.248cm" svg:height="0.433cm" svg:x="2.795cm" svg:y="9.817cm">
          <draw:text-box>
            <text:p text:style-name="P1"><text:span text:style-name="T6">Technology Architecture</text:span><text:span text:style-name="T7"> </text:span></text:p>
          </draw:text-box>
        </draw:frame>
        <draw:frame draw:style-name="gr4" draw:text-style-name="P5" draw:layer="layout" svg:width="3.702cm" svg:height="0.433cm" svg:x="8.36cm" svg:y="9.46cm">
          <draw:text-box>
            <text:p text:style-name="P1"><text:span text:style-name="T4">Prepare the technology </text:span></text:p>
          </draw:text-box>
        </draw:frame>
        <draw:frame draw:style-name="gr4" draw:text-style-name="P5" draw:layer="layout" svg:width="3.427cm" svg:height="0.433cm" svg:x="8.36cm" svg:y="9.91cm">
          <draw:text-box>
            <text:p text:style-name="P1"><text:span text:style-name="T4">architecture diagram. </text:span></text:p>
          </draw:text-box>
        </draw:frame>
        <draw:polygon draw:style-name="gr5" draw:text-style-name="P6" draw:layer="layout" svg:width="0.017cm" svg:height="0.017cm" svg:x="2.566cm" svg:y="9.358cm" svg:viewBox="0 0 18 18" draw:points="0,18 18,18 18,0 0,0">
          <text:p/>
        </draw:polygon>
        <draw:polygon draw:style-name="gr5" draw:text-style-name="P6" draw:layer="layout" svg:width="5.556cm" svg:height="0.017cm" svg:x="2.583cm" svg:y="9.358cm" svg:viewBox="0 0 5557 18" draw:points="0,18 5557,18 5557,0 0,0">
          <text:p/>
        </draw:polygon>
        <draw:polygon draw:style-name="gr5" draw:text-style-name="P6" draw:layer="layout" svg:width="0.017cm" svg:height="0.017cm" svg:x="8.139cm" svg:y="9.358cm" svg:viewBox="0 0 18 18" draw:points="0,18 18,18 18,0 0,0">
          <text:p/>
        </draw:polygon>
        <draw:polygon draw:style-name="gr5" draw:text-style-name="P6" draw:layer="layout" svg:width="5.549cm" svg:height="0.017cm" svg:x="8.156cm" svg:y="9.358cm" svg:viewBox="0 0 5550 18" draw:points="0,18 5550,18 5550,0 0,0">
          <text:p/>
        </draw:polygon>
        <draw:polygon draw:style-name="gr5" draw:text-style-name="P6" draw:layer="layout" svg:width="0.016cm" svg:height="0.017cm" svg:x="13.705cm" svg:y="9.358cm" svg:viewBox="0 0 17 18" draw:points="0,18 17,18 17,0 0,0">
          <text:p/>
        </draw:polygon>
        <draw:polygon draw:style-name="gr5" draw:text-style-name="P6" draw:layer="layout" svg:width="5.556cm" svg:height="0.017cm" svg:x="13.721cm" svg:y="9.358cm" svg:viewBox="0 0 5557 18" draw:points="0,18 5557,18 5557,0 0,0">
          <text:p/>
        </draw:polygon>
        <draw:polygon draw:style-name="gr5" draw:text-style-name="P6" draw:layer="layout" svg:width="0.017cm" svg:height="0.017cm" svg:x="19.277cm" svg:y="9.358cm" svg:viewBox="0 0 18 18" draw:points="0,18 18,18 18,0 0,0">
          <text:p/>
        </draw:polygon>
        <draw:polygon draw:style-name="gr5" draw:text-style-name="P6" draw:layer="layout" svg:width="0.017cm" svg:height="1.66cm" svg:x="2.566cm" svg:y="9.375cm" svg:viewBox="0 0 18 1661" draw:points="0,1661 18,1661 18,0 0,0">
          <text:p/>
        </draw:polygon>
        <draw:polygon draw:style-name="gr5" draw:text-style-name="P6" draw:layer="layout" svg:width="0.017cm" svg:height="1.66cm" svg:x="8.139cm" svg:y="9.375cm" svg:viewBox="0 0 18 1661" draw:points="0,1661 18,1661 18,0 0,0">
          <text:p/>
        </draw:polygon>
        <draw:polygon draw:style-name="gr5" draw:text-style-name="P6" draw:layer="layout" svg:width="0.016cm" svg:height="1.66cm" svg:x="13.705cm" svg:y="9.375cm" svg:viewBox="0 0 17 1661" draw:points="0,1661 17,1661 17,0 0,0">
          <text:p/>
        </draw:polygon>
        <draw:polygon draw:style-name="gr5" draw:text-style-name="P6" draw:layer="layout" svg:width="0.017cm" svg:height="1.66cm" svg:x="19.277cm" svg:y="9.375cm" svg:viewBox="0 0 18 1661" draw:points="0,1661 18,1661 18,0 0,0">
          <text:p/>
        </draw:polygon>
        <draw:frame draw:style-name="gr4" draw:text-style-name="P5" draw:layer="layout" svg:width="3.482cm" svg:height="0.437cm" svg:x="13.951cm" svg:y="9.434cm">
          <draw:text-box>
            <text:p text:style-name="P1"><text:span text:style-name="T4">1 NOVEMBER</text:span><text:span text:style-name="T4"> 2022 </text:span></text:p>
          </draw:text-box>
        </draw:frame>
        <draw:frame draw:style-name="gr4" draw:text-style-name="P5" draw:layer="layout" svg:width="0.388cm" svg:height="0.433cm" svg:x="2.583cm" svg:y="11.07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3.592cm" svg:height="0.433cm" svg:x="2.795cm" svg:y="11.518cm">
          <draw:text-box>
            <text:p text:style-name="P1"><text:span text:style-name="T6">Prepare Milestone &amp; </text:span></text:p>
          </draw:text-box>
        </draw:frame>
        <draw:frame draw:style-name="gr4" draw:text-style-name="P5" draw:layer="layout" svg:width="2.173cm" svg:height="0.433cm" svg:x="2.795cm" svg:y="11.967cm">
          <draw:text-box>
            <text:p text:style-name="P1"><text:span text:style-name="T6">Activity List</text:span><text:span text:style-name="T7"> </text:span></text:p>
          </draw:text-box>
        </draw:frame>
        <draw:frame draw:style-name="gr4" draw:text-style-name="P5" draw:layer="layout" svg:width="4.045cm" svg:height="0.433cm" svg:x="8.36cm" svg:y="11.129cm">
          <draw:text-box>
            <text:p text:style-name="P1"><text:span text:style-name="T4">Prepare the milestones &amp; </text:span></text:p>
          </draw:text-box>
        </draw:frame>
        <draw:frame draw:style-name="gr4" draw:text-style-name="P5" draw:layer="layout" svg:width="4.138cm" svg:height="0.433cm" svg:x="8.36cm" svg:y="11.611cm">
          <draw:text-box>
            <text:p text:style-name="P1"><text:span text:style-name="T4">activity list of the project. </text:span></text:p>
          </draw:text-box>
        </draw:frame>
        <draw:polygon draw:style-name="gr5" draw:text-style-name="P6" draw:layer="layout" svg:width="0.017cm" svg:height="0.017cm" svg:x="2.566cm" svg:y="11.035cm" svg:viewBox="0 0 18 18" draw:points="0,18 18,18 18,0 0,0">
          <text:p/>
        </draw:polygon>
        <draw:polygon draw:style-name="gr5" draw:text-style-name="P6" draw:layer="layout" svg:width="5.556cm" svg:height="0.017cm" svg:x="2.583cm" svg:y="11.035cm" svg:viewBox="0 0 5557 18" draw:points="0,18 5557,18 5557,0 0,0">
          <text:p/>
        </draw:polygon>
        <draw:polygon draw:style-name="gr5" draw:text-style-name="P6" draw:layer="layout" svg:width="0.017cm" svg:height="0.017cm" svg:x="8.139cm" svg:y="11.035cm" svg:viewBox="0 0 18 18" draw:points="0,18 18,18 18,0 0,0">
          <text:p/>
        </draw:polygon>
        <draw:polygon draw:style-name="gr5" draw:text-style-name="P6" draw:layer="layout" svg:width="5.549cm" svg:height="0.017cm" svg:x="8.156cm" svg:y="11.035cm" svg:viewBox="0 0 5550 18" draw:points="0,18 5550,18 5550,0 0,0">
          <text:p/>
        </draw:polygon>
        <draw:polygon draw:style-name="gr5" draw:text-style-name="P6" draw:layer="layout" svg:width="0.016cm" svg:height="0.017cm" svg:x="13.705cm" svg:y="11.035cm" svg:viewBox="0 0 17 18" draw:points="0,18 17,18 17,0 0,0">
          <text:p/>
        </draw:polygon>
        <draw:polygon draw:style-name="gr5" draw:text-style-name="P6" draw:layer="layout" svg:width="5.556cm" svg:height="0.017cm" svg:x="13.721cm" svg:y="11.035cm" svg:viewBox="0 0 5557 18" draw:points="0,18 5557,18 5557,0 0,0">
          <text:p/>
        </draw:polygon>
        <draw:polygon draw:style-name="gr5" draw:text-style-name="P6" draw:layer="layout" svg:width="0.017cm" svg:height="0.017cm" svg:x="19.277cm" svg:y="11.035cm" svg:viewBox="0 0 18 18" draw:points="0,18 18,18 18,0 0,0">
          <text:p/>
        </draw:polygon>
        <draw:polygon draw:style-name="gr5" draw:text-style-name="P6" draw:layer="layout" svg:width="0.017cm" svg:height="1.863cm" svg:x="2.566cm" svg:y="11.052cm" svg:viewBox="0 0 18 1864" draw:points="0,1864 18,1864 18,0 0,0">
          <text:p/>
        </draw:polygon>
        <draw:polygon draw:style-name="gr5" draw:text-style-name="P6" draw:layer="layout" svg:width="0.017cm" svg:height="1.863cm" svg:x="8.139cm" svg:y="11.052cm" svg:viewBox="0 0 18 1864" draw:points="0,1864 18,1864 18,0 0,0">
          <text:p/>
        </draw:polygon>
        <draw:polygon draw:style-name="gr5" draw:text-style-name="P6" draw:layer="layout" svg:width="0.016cm" svg:height="1.863cm" svg:x="13.705cm" svg:y="11.052cm" svg:viewBox="0 0 17 1864" draw:points="0,1864 17,1864 17,0 0,0">
          <text:p/>
        </draw:polygon>
        <draw:polygon draw:style-name="gr5" draw:text-style-name="P6" draw:layer="layout" svg:width="0.017cm" svg:height="1.863cm" svg:x="19.277cm" svg:y="11.052cm" svg:viewBox="0 0 18 1864" draw:points="0,1864 18,1864 18,0 0,0">
          <text:p/>
        </draw:polygon>
        <draw:frame draw:style-name="gr4" draw:text-style-name="P5" draw:layer="layout" svg:width="3.681cm" svg:height="0.437cm" svg:x="13.951cm" svg:y="11.12cm">
          <draw:text-box>
            <text:p text:style-name="P1"><text:span text:style-name="T4">15 NOVEMBER</text:span><text:span text:style-name="T4"> 2022 </text:span></text:p>
          </draw:text-box>
        </draw:frame>
        <draw:frame draw:style-name="gr4" draw:text-style-name="P5" draw:layer="layout" svg:width="0.388cm" svg:height="0.433cm" svg:x="2.583cm" svg:y="12.95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3.829cm" svg:height="0.433cm" svg:x="2.795cm" svg:y="13.399cm">
          <draw:text-box>
            <text:p text:style-name="P1"><text:span text:style-name="T6">Project Development - </text:span></text:p>
          </draw:text-box>
        </draw:frame>
        <draw:frame draw:style-name="gr4" draw:text-style-name="P5" draw:layer="layout" svg:width="4.912cm" svg:height="0.433cm" svg:x="2.795cm" svg:y="13.847cm">
          <draw:text-box>
            <text:p text:style-name="P1"><text:span text:style-name="T6">Delivery of Sprint-1, 2, 3 &amp; 4</text:span><text:span text:style-name="T7"> </text:span></text:p>
          </draw:text-box>
        </draw:frame>
        <draw:frame draw:style-name="gr4" draw:text-style-name="P5" draw:layer="layout" svg:width="3.562cm" svg:height="0.433cm" svg:x="8.36cm" svg:y="13.009cm">
          <draw:text-box>
            <text:p text:style-name="P1"><text:span text:style-name="T4">Develop &amp; submit the </text:span></text:p>
          </draw:text-box>
        </draw:frame>
        <draw:frame draw:style-name="gr4" draw:text-style-name="P5" draw:layer="layout" svg:width="4.582cm" svg:height="0.433cm" svg:x="8.36cm" svg:y="13.449cm">
          <draw:text-box>
            <text:p text:style-name="P1"><text:span text:style-name="T4">developed code by testing it. </text:span></text:p>
          </draw:text-box>
        </draw:frame>
        <draw:polygon draw:style-name="gr5" draw:text-style-name="P6" draw:layer="layout" svg:width="0.017cm" svg:height="0.017cm" svg:x="2.566cm" svg:y="12.915cm" svg:viewBox="0 0 18 18" draw:points="0,18 18,18 18,0 0,0">
          <text:p/>
        </draw:polygon>
        <draw:polygon draw:style-name="gr5" draw:text-style-name="P6" draw:layer="layout" svg:width="5.556cm" svg:height="0.017cm" svg:x="2.583cm" svg:y="12.915cm" svg:viewBox="0 0 5557 18" draw:points="0,18 5557,18 5557,0 0,0">
          <text:p/>
        </draw:polygon>
        <draw:polygon draw:style-name="gr5" draw:text-style-name="P6" draw:layer="layout" svg:width="0.017cm" svg:height="0.017cm" svg:x="8.139cm" svg:y="12.915cm" svg:viewBox="0 0 18 18" draw:points="0,18 18,18 18,0 0,0">
          <text:p/>
        </draw:polygon>
        <draw:polygon draw:style-name="gr5" draw:text-style-name="P6" draw:layer="layout" svg:width="5.549cm" svg:height="0.017cm" svg:x="8.156cm" svg:y="12.915cm" svg:viewBox="0 0 5550 18" draw:points="0,18 5550,18 5550,0 0,0">
          <text:p/>
        </draw:polygon>
        <draw:polygon draw:style-name="gr5" draw:text-style-name="P6" draw:layer="layout" svg:width="0.016cm" svg:height="0.017cm" svg:x="13.705cm" svg:y="12.915cm" svg:viewBox="0 0 17 18" draw:points="0,18 17,18 17,0 0,0">
          <text:p/>
        </draw:polygon>
        <draw:polygon draw:style-name="gr5" draw:text-style-name="P6" draw:layer="layout" svg:width="5.556cm" svg:height="0.017cm" svg:x="13.721cm" svg:y="12.915cm" svg:viewBox="0 0 5557 18" draw:points="0,18 5557,18 5557,0 0,0">
          <text:p/>
        </draw:polygon>
        <draw:polygon draw:style-name="gr5" draw:text-style-name="P6" draw:layer="layout" svg:width="0.017cm" svg:height="0.017cm" svg:x="19.277cm" svg:y="12.915cm" svg:viewBox="0 0 18 18" draw:points="0,18 18,18 18,0 0,0">
          <text:p/>
        </draw:polygon>
        <draw:polygon draw:style-name="gr5" draw:text-style-name="P6" draw:layer="layout" svg:width="0.017cm" svg:height="2.033cm" svg:x="2.566cm" svg:y="12.931cm" svg:viewBox="0 0 18 2034" draw:points="0,2034 18,2034 18,0 0,0">
          <text:p/>
        </draw:polygon>
        <draw:polygon draw:style-name="gr5" draw:text-style-name="P6" draw:layer="layout" svg:width="0.017cm" svg:height="0.017cm" svg:x="2.566cm" svg:y="14.964cm" svg:viewBox="0 0 18 18" draw:points="0,18 18,18 18,0 0,0">
          <text:p/>
        </draw:polygon>
        <draw:polygon draw:style-name="gr5" draw:text-style-name="P6" draw:layer="layout" svg:width="0.017cm" svg:height="0.017cm" svg:x="2.566cm" svg:y="14.964cm" svg:viewBox="0 0 18 18" draw:points="0,18 18,18 18,0 0,0">
          <text:p/>
        </draw:polygon>
        <draw:polygon draw:style-name="gr5" draw:text-style-name="P6" draw:layer="layout" svg:width="5.556cm" svg:height="0.017cm" svg:x="2.583cm" svg:y="14.964cm" svg:viewBox="0 0 5557 18" draw:points="0,18 5557,18 5557,0 0,0">
          <text:p/>
        </draw:polygon>
        <draw:polygon draw:style-name="gr5" draw:text-style-name="P6" draw:layer="layout" svg:width="0.017cm" svg:height="2.033cm" svg:x="8.139cm" svg:y="12.931cm" svg:viewBox="0 0 18 2034" draw:points="0,2034 18,2034 18,0 0,0">
          <text:p/>
        </draw:polygon>
        <draw:polygon draw:style-name="gr5" draw:text-style-name="P6" draw:layer="layout" svg:width="0.017cm" svg:height="0.017cm" svg:x="8.139cm" svg:y="14.964cm" svg:viewBox="0 0 18 18" draw:points="0,18 18,18 18,0 0,0">
          <text:p/>
        </draw:polygon>
        <draw:polygon draw:style-name="gr5" draw:text-style-name="P6" draw:layer="layout" svg:width="5.549cm" svg:height="0.017cm" svg:x="8.156cm" svg:y="14.964cm" svg:viewBox="0 0 5550 18" draw:points="0,18 5550,18 5550,0 0,0">
          <text:p/>
        </draw:polygon>
        <draw:polygon draw:style-name="gr5" draw:text-style-name="P6" draw:layer="layout" svg:width="0.016cm" svg:height="2.033cm" svg:x="13.705cm" svg:y="12.931cm" svg:viewBox="0 0 17 2034" draw:points="0,2034 17,2034 17,0 0,0">
          <text:p/>
        </draw:polygon>
        <draw:polygon draw:style-name="gr5" draw:text-style-name="P6" draw:layer="layout" svg:width="0.016cm" svg:height="0.017cm" svg:x="13.705cm" svg:y="14.964cm" svg:viewBox="0 0 17 18" draw:points="0,18 17,18 17,0 0,0">
          <text:p/>
        </draw:polygon>
        <draw:polygon draw:style-name="gr5" draw:text-style-name="P6" draw:layer="layout" svg:width="5.556cm" svg:height="0.017cm" svg:x="13.721cm" svg:y="14.964cm" svg:viewBox="0 0 5557 18" draw:points="0,18 5557,18 5557,0 0,0">
          <text:p/>
        </draw:polygon>
        <draw:polygon draw:style-name="gr5" draw:text-style-name="P6" draw:layer="layout" svg:width="0.017cm" svg:height="2.033cm" svg:x="19.277cm" svg:y="12.931cm" svg:viewBox="0 0 18 2034" draw:points="0,2034 18,2034 18,0 0,0">
          <text:p/>
        </draw:polygon>
        <draw:polygon draw:style-name="gr5" draw:text-style-name="P6" draw:layer="layout" svg:width="0.017cm" svg:height="0.017cm" svg:x="19.277cm" svg:y="14.964cm" svg:viewBox="0 0 18 18" draw:points="0,18 18,18 18,0 0,0">
          <text:p/>
        </draw:polygon>
        <draw:polygon draw:style-name="gr5" draw:text-style-name="P6" draw:layer="layout" svg:width="0.017cm" svg:height="0.017cm" svg:x="19.277cm" svg:y="14.964cm" svg:viewBox="0 0 18 18" draw:points="0,18 18,18 18,0 0,0">
          <text:p/>
        </draw:polygon>
        <draw:frame draw:style-name="gr4" draw:text-style-name="P5" draw:layer="layout" svg:width="2.567cm" svg:height="0.433cm" svg:x="13.951cm" svg:y="13.018cm">
          <draw:text-box>
            <text:p text:style-name="P1"><text:span text:style-name="T4">IN PROGRESS </text:span></text:p>
          </draw:text-box>
        </draw:frame>
        <draw:polygon draw:style-name="gr5" draw:text-style-name="P6" draw:layer="layout" svg:width="0.076cm" svg:height="0.076cm" svg:x="0.846cm" svg:y="0.846cm" svg:viewBox="0 0 77 77" draw:points="0,77 77,77 77,0 0,0">
          <text:p/>
        </draw:polygon>
        <draw:polygon draw:style-name="gr5" draw:text-style-name="P6" draw:layer="layout" svg:width="0.076cm" svg:height="0.076cm" svg:x="0.846cm" svg:y="0.846cm" svg:viewBox="0 0 77 77" draw:points="0,77 77,77 77,0 0,0">
          <text:p/>
        </draw:polygon>
        <draw:polygon draw:style-name="gr5" draw:text-style-name="P6" draw:layer="layout" svg:width="19.262cm" svg:height="0.076cm" svg:x="0.922cm" svg:y="0.846cm" svg:viewBox="0 0 19263 77" draw:points="0,77 19263,77 19263,0 0,0">
          <text:p/>
        </draw:polygon>
        <draw:polygon draw:style-name="gr5" draw:text-style-name="P6" draw:layer="layout" svg:width="0.076cm" svg:height="0.076cm" svg:x="20.184cm" svg:y="0.846cm" svg:viewBox="0 0 77 77" draw:points="0,77 77,77 77,0 0,0">
          <text:p/>
        </draw:polygon>
        <draw:polygon draw:style-name="gr5" draw:text-style-name="P6" draw:layer="layout" svg:width="0.076cm" svg:height="0.076cm" svg:x="20.184cm" svg:y="0.846cm" svg:viewBox="0 0 77 77" draw:points="0,77 77,77 77,0 0,0">
          <text:p/>
        </draw:polygon>
        <draw:polygon draw:style-name="gr5" draw:text-style-name="P6" draw:layer="layout" svg:width="0.076cm" svg:height="27.94cm" svg:x="0.846cm" svg:y="0.922cm" svg:viewBox="0 0 77 27941" draw:points="0,27941 77,27941 77,0 0,0">
          <text:p/>
        </draw:polygon>
        <draw:polygon draw:style-name="gr5" draw:text-style-name="P6" draw:layer="layout" svg:width="0.076cm" svg:height="27.94cm" svg:x="20.184cm" svg:y="0.922cm" svg:viewBox="0 0 77 27941" draw:points="0,27941 77,27941 77,0 0,0">
          <text:p/>
        </draw:polygon>
        <draw:polygon draw:style-name="gr5" draw:text-style-name="P6" draw:layer="layout" svg:width="0.076cm" svg:height="0.077cm" svg:x="0.846cm" svg:y="28.862cm" svg:viewBox="0 0 77 78" draw:points="0,78 77,78 77,0 0,0">
          <text:p/>
        </draw:polygon>
        <draw:polygon draw:style-name="gr5" draw:text-style-name="P6" draw:layer="layout" svg:width="0.076cm" svg:height="0.077cm" svg:x="0.846cm" svg:y="28.862cm" svg:viewBox="0 0 77 78" draw:points="0,78 77,78 77,0 0,0">
          <text:p/>
        </draw:polygon>
        <draw:polygon draw:style-name="gr5" draw:text-style-name="P6" draw:layer="layout" svg:width="19.262cm" svg:height="0.077cm" svg:x="0.922cm" svg:y="28.862cm" svg:viewBox="0 0 19263 78" draw:points="0,78 19263,78 19263,0 0,0">
          <text:p/>
        </draw:polygon>
        <draw:polygon draw:style-name="gr5" draw:text-style-name="P6" draw:layer="layout" svg:width="0.076cm" svg:height="0.077cm" svg:x="20.184cm" svg:y="28.862cm" svg:viewBox="0 0 77 78" draw:points="0,78 77,78 77,0 0,0">
          <text:p/>
        </draw:polygon>
        <draw:polygon draw:style-name="gr5" draw:text-style-name="P6" draw:layer="layout" svg:width="0.076cm" svg:height="0.077cm" svg:x="20.184cm" svg:y="28.862cm" svg:viewBox="0 0 77 78" draw:points="0,78 77,78 77,0 0,0">
          <text:p/>
        </draw:polygon>
        <draw:frame draw:style-name="gr4" draw:text-style-name="P5" draw:layer="layout" svg:width="0.388cm" svg:height="0.433cm" svg:x="1.593cm" svg:y="14.99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098cm" fo:page-height="29.7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15T14:30:10.748689890</dc:date>
    <meta:editing-duration>PT9M23S</meta:editing-duration>
    <meta:editing-cycles>1</meta:editing-cycles>
    <meta:document-statistic meta:object-count="307"/>
    <meta:generator>LibreOffice/7.2.5.2$Linux_X86_64 LibreOffice_project/20$Build-2</meta:generator>
  </office:meta>
</office:document-meta>
</file>